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7.957cm" fo:min-width="12.523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="solid" draw:fill-color="#ffcc66" draw:textarea-vertical-align="middle" draw:shadow="hidden"/>
    </style:style>
    <style:style style:name="gr4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61cm" fo:padding-top="0.141cm" fo:padding-bottom="0.141cm" fo:padding-left="0.141cm" fo:padding-right="0.14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0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1" style:family="graphic" style:parent-style-name="Arrow_20_Line" style:list-style-name="L1">
      <style:graphic-properties draw:textarea-vertical-align="middle"/>
    </style:style>
    <style:style style:name="gr12" style:family="graphic" style:parent-style-name="standard">
      <style:graphic-properties draw:stroke="none" draw:fill="none" fo:min-height="0.791cm"/>
    </style:style>
    <style:style style:name="gr13" style:family="graphic" style:parent-style-name="Arrow_20_Line" style:list-style-name="L1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</style:style>
    <style:style style:name="gr15" style:family="graphic" style:parent-style-name="Arrow_20_Line" style:list-style-name="L1">
      <style:graphic-properties draw:textarea-vertical-align="middle"/>
    </style:style>
    <style:style style:name="gr16" style:family="graphic" style:parent-style-name="Arrow_20_Line" style:list-style-name="L1">
      <style:graphic-properties draw:textarea-vertical-align="middle" draw:line-distance="0.4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384cm" fo:padding-top="0.141cm" fo:padding-bottom="0.141cm" fo:padding-left="0.141cm" fo:padding-right="0.141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59cm" fo:padding-top="0.141cm" fo:padding-bottom="0.141cm" fo:padding-left="0.141cm" fo:padding-right="0.141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fo:min-height="0.161cm" fo:min-width="4.858cm" fo:padding-top="0.141cm" fo:padding-bottom="0.141cm" fo:padding-left="0.141cm" fo:padding-right="0.141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true" draw:fit-to-size="false" fo:min-height="0.335cm" fo:min-width="1.141cm" fo:padding-top="0.141cm" fo:padding-bottom="0.141cm" fo:padding-left="0.141cm" fo:padding-right="0.141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false" draw:fit-to-size="false" fo:min-height="0.161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solid" draw:fill-color="#ff0000" draw:textarea-vertical-align="middle" draw:shadow="hidden"/>
    </style:style>
    <style:style style:name="gr25" style:family="graphic" style:parent-style-name="standard">
      <style:graphic-properties draw:stroke="none" svg:stroke-color="#a7074b" draw:fill="none" draw:fill-color="#ffffff" draw:textarea-vertical-align="middle" fo:min-height="0.384cm" fo:padding-top="0.141cm" fo:padding-bottom="0.141cm" fo:padding-left="0.141cm" fo:padding-right="0.14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43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fo:min-height="0.629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solid" draw:fill-color="#e8a202" draw:textarea-vertical-align="middle" draw:shadow="hidden"/>
    </style:style>
    <style:style style:name="gr30" style:family="graphic" style:parent-style-name="standard">
      <style:graphic-properties draw:stroke="none" draw:fill="solid" draw:fill-color="#8d281e" draw:textarea-vertical-align="middle" draw:shadow="hidden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0.28cm" fo:padding-top="0.141cm" fo:padding-bottom="0.141cm" fo:padding-left="0.141cm" fo:padding-right="0.1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2.211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1.553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2.089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000000" draw:textarea-vertical-align="middle" draw:shadow="hidden"/>
    </style:style>
    <style:style style:name="gr40" style:family="graphic" style:parent-style-name="standard">
      <style:graphic-properties draw:stroke="none" draw:fill="solid" draw:fill-color="#5983b0" draw:textarea-vertical-align="middle" draw:shadow="hidden"/>
    </style:style>
    <style:style style:name="gr41" style:family="graphic" style:parent-style-name="standard">
      <style:graphic-properties draw:stroke="none" draw:fill="solid" draw:fill-color="#00a933" draw:textarea-vertical-align="middle" draw:shadow="hidden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1.636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fo:min-height="0.161cm" fo:min-width="1.424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solid" draw:fill-color="#3dc4e3" draw:textarea-vertical-align="middle" draw:shadow="hidden"/>
    </style:style>
    <style:style style:name="gr45" style:family="graphic" style:parent-style-name="standard">
      <style:graphic-properties draw:stroke="none" draw:fill="solid" draw:fill-color="#3de3db" draw:textarea-vertical-align="middle" draw:shadow="hidden"/>
    </style:style>
    <style:style style:name="gr46" style:family="graphic" style:parent-style-name="Arrow_20_Line" style:list-style-name="L1">
      <style:graphic-properties draw:textarea-vertical-align="middle" draw:line-distance="0.645cm"/>
    </style:style>
    <style:style style:name="gr47" style:family="graphic" style:parent-style-name="Arrow_20_Line" style:list-style-name="L1">
      <style:graphic-properties draw:textarea-vertical-align="middle" draw:line-distance="0.552cm"/>
    </style:style>
    <style:style style:name="gr48" style:family="graphic" style:parent-style-name="Arrow_20_Line" style:list-style-name="L1">
      <style:graphic-properties draw:textarea-vertical-align="middle"/>
    </style:style>
    <style:style style:name="gr49" style:family="graphic" style:parent-style-name="Arrow_20_Line" style:list-style-name="L1">
      <style:graphic-properties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0.886cm" fo:padding-top="0cm" fo:padding-bottom="0cm" fo:padding-left="0cm" fo:padding-right="0cm"/>
    </style:style>
    <style:style style:name="gr51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right" draw:textarea-vertical-align="middle" draw:fit-to-contour="false" fo:padding-top="0cm" fo:padding-bottom="0cm" fo:padding-left="0cm" fo:padding-right="0cm"/>
    </style:style>
    <style:style style:name="gr52" style:family="graphic" style:parent-style-name="standard">
      <style:graphic-properties svg:stroke-color="#5eb91e" draw:textarea-horizontal-align="left" draw:textarea-vertical-align="middle" fo:padding-left="0cm"/>
    </style:style>
    <style:style style:name="gr53" style:family="graphic" style:parent-style-name="objectwithoutfill">
      <style:graphic-properties draw:stroke="solid" svg:stroke-width="0cm" svg:stroke-color="#000000" draw:marker-start="" draw:marker-end="" draw:marker-end-width="0.3cm" draw:fill="none" draw:fill-color="#ffffff" draw:textarea-horizontal-align="left" draw:textarea-vertical-align="middle" draw:auto-grow-height="false" draw:fit-to-size="false" fo:padding-left="0cm"/>
    </style:style>
    <style:style style:name="gr54" style:family="graphic" style:parent-style-name="objectwithoutfill">
      <style:graphic-properties draw:stroke="solid" svg:stroke-width="0cm" svg:stroke-color="#c9211e" draw:marker-start="" draw:marker-end="" draw:fill="none" draw:fill-color="#ffffff" draw:textarea-vertical-align="middle" draw:auto-grow-height="false" draw:fit-to-size="false"/>
    </style:style>
    <style:style style:name="gr55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right" draw:textarea-vertical-align="middle" draw:auto-grow-height="false" draw:fit-to-size="false"/>
    </style:style>
    <style:style style:name="gr56" style:family="graphic" style:parent-style-name="standard">
      <style:graphic-properties draw:fill-color="#ffde59" draw:textarea-horizontal-align="justify" draw:textarea-vertical-align="middle" draw:auto-grow-height="false" fo:min-height="1.5cm" fo:min-width="1.25cm"/>
    </style:style>
    <style:style style:name="gr57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top" fo:padding-top="0cm" fo:padding-bottom="0cm" fo:padding-left="0cm" fo:padding-right="0cm"/>
    </style:style>
    <style:style style:name="gr58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middle"/>
    </style:style>
    <style:style style:name="gr59" style:family="graphic" style:parent-style-name="objectwithoutfill">
      <style:graphic-properties draw:stroke="solid" svg:stroke-width="0cm" svg:stroke-color="#5983b0" draw:marker-start="" draw:marker-end="" draw:fill="none" draw:fill-color="#ffffff" draw:textarea-horizontal-align="left" draw:textarea-vertical-align="middle" draw:auto-grow-height="false" draw:fit-to-size="false" fo:padding-left="0cm"/>
    </style:style>
    <style:style style:name="gr60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center" draw:textarea-vertical-align="bottom" draw:auto-grow-height="false" draw:fit-to-size="false" fo:padding-bottom="0.05cm" fo:padding-right="0cm"/>
    </style:style>
    <style:style style:name="gr61" style:family="graphic" style:parent-style-name="standard">
      <style:graphic-properties svg:stroke-color="#81d41a" draw:fill-color="#ffffff" draw:textarea-horizontal-align="left" draw:textarea-vertical-align="middle" fo:padding-top="0cm" fo:padding-bottom="0cm" fo:padding-left="0cm" fo:padding-right="0cm"/>
    </style:style>
    <style:style style:name="gr62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left" draw:textarea-vertical-align="middle" draw:fit-to-contour="true" fo:padding-top="0cm" fo:padding-bottom="0cm" fo:padding-left="0cm" fo:padding-right="0cm"/>
    </style:style>
    <style:style style:name="gr63" style:family="graphic" style:parent-style-name="standard">
      <style:graphic-properties svg:stroke-color="#f10d0c" draw:textarea-horizontal-align="left" draw:textarea-vertical-align="middle" fo:padding-left="0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0.385cm" fo:padding-top="0.141cm" fo:padding-bottom="0.141cm" fo:padding-left="0.141cm" fo:padding-right="0.141cm"/>
    </style:style>
    <style:style style:name="gr65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center" draw:textarea-vertical-align="middle" draw:auto-grow-height="false" draw:fit-to-size="false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vertical-align="middle" fo:min-height="0.632cm" fo:padding-top="0.141cm" fo:padding-bottom="0.141cm" fo:padding-left="0.141cm" fo:padding-right="0.141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fo:min-height="0.161cm" fo:min-width="1.178cm" fo:padding-top="0.141cm" fo:padding-bottom="0.141cm" fo:padding-left="0.141cm" fo:padding-right="0.14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8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9pt" fo:language="en" fo:country="CA" style:font-size-asian="9pt" style:font-size-complex="9pt"/>
    </style:style>
    <style:style style:name="P3" style:family="paragraph">
      <style:text-properties fo:language="en" fo:country="CA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8pt" fo:language="en" fo:country="CA" fo:font-weight="normal" style:font-weight-asian="normal" style:font-weight-complex="normal"/>
    </style:style>
    <style:style style:name="P6" style:family="paragraph">
      <style:paragraph-properties fo:text-align="center"/>
      <style:text-properties fo:language="en" fo:country="CA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style:paragraph-properties fo:margin-left="0cm" fo:margin-right="0cm" fo:margin-top="0cm" fo:margin-bottom="0cm" fo:line-height="120%" fo:text-align="end" fo:text-indent="0cm" style:writing-mode="lr-tb"/>
      <style:text-properties fo:font-size="18pt" fo:language="en" fo:country="CA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20%" fo:text-align="end" fo:text-indent="0cm" style:writing-mode="lr-tb"/>
      <style:text-properties fo:font-size="18pt" fo:language="en" fo:country="CA"/>
    </style:style>
    <style:style style:name="P12" style:family="paragraph">
      <style:paragraph-properties fo:margin-left="0cm" fo:margin-right="0cm" fo:margin-top="0cm" fo:margin-bottom="0cm" fo:line-height="120%" fo:text-align="center" fo:text-indent="0cm"/>
    </style:style>
    <style:style style:name="P13" style:family="paragraph">
      <style:paragraph-properties fo:margin-left="0cm" fo:margin-right="0cm" fo:margin-top="0cm" fo:margin-bottom="0cm" fo:line-height="120%" fo:text-align="center" fo:text-indent="0cm" style:writing-mode="lr-tb"/>
      <style:text-properties fo:font-size="8pt" fo:language="en" fo:country="CA" fo:font-weight="bold" style:font-size-asian="8pt" style:font-weight-asian="bold" style:font-size-complex="8pt" style:font-weight-complex="bold"/>
    </style:style>
    <style:style style:name="P14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7pt" fo:language="en" fo:country="CA" fo:font-weight="normal" style:font-size-asian="7pt" style:font-weight-asian="normal" style:font-size-complex="7pt" style:font-weight-complex="normal"/>
    </style:style>
    <style:style style:name="P15" style:family="paragraph">
      <style:paragraph-properties fo:line-height="120%"/>
    </style:style>
    <style:style style:name="P16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8pt" fo:language="en" fo:country="CA" fo:font-weight="normal" style:font-size-asian="9pt" style:font-weight-asian="normal" style:font-size-complex="9pt" style:font-weight-complex="normal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ffffff" fo:font-size="12pt" fo:language="en" fo:country="CA" fo:font-weight="normal" style:font-weight-asian="normal" style:font-weight-complex="normal"/>
    </style:style>
    <style:style style:name="P19" style:family="paragraph">
      <style:paragraph-properties style:writing-mode="lr-tb"/>
      <style:text-properties fo:font-size="7pt" style:font-size-asian="7pt" style:font-size-complex="7pt"/>
    </style:style>
    <style:style style:name="P20" style:family="paragraph">
      <style:paragraph-properties fo:margin-left="0cm" fo:margin-right="0cm" fo:text-align="center" fo:text-indent="0cm" style:writing-mode="lr-tb"/>
    </style:style>
    <style:style style:name="P21" style:family="paragraph">
      <style:paragraph-properties fo:margin-left="0cm" fo:margin-right="0cm" fo:text-align="center" fo:text-indent="0cm" style:writing-mode="lr-tb"/>
      <style:text-properties fo:color="#ffffff" fo:font-size="10pt" fo:language="en" fo:country="CA" fo:font-weight="normal" style:font-size-asian="10pt" style:font-weight-asian="normal" style:font-size-complex="10pt" style:font-weight-complex="normal"/>
    </style:style>
    <style:style style:name="P22" style:family="paragraph">
      <style:paragraph-properties fo:text-align="center" style:writing-mode="lr-tb"/>
      <style:text-properties fo:color="#ffffff" fo:font-size="10pt" fo:language="en" fo:country="CA" fo:font-weight="normal" style:font-size-asian="10pt" style:font-weight-asian="normal" style:font-size-complex="10pt" style:font-weight-complex="normal"/>
    </style:style>
    <style:style style:name="P23" style:family="paragraph">
      <style:paragraph-properties fo:margin-left="0cm" fo:margin-right="0cm" fo:text-align="center" fo:text-indent="0cm" style:writing-mode="lr-tb"/>
      <style:text-properties fo:color="#ffffff" fo:font-size="12pt" fo:language="en" fo:country="CA" fo:font-weight="normal" style:font-weight-asian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CA"/>
    </style:style>
    <style:style style:name="P26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8pt" fo:language="en" fo:country="CA" fo:font-weight="normal" style:font-size-asian="8pt" style:font-weight-asian="normal" style:font-size-complex="8pt" style:font-weight-complex="normal"/>
    </style:style>
    <style:style style:name="P27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 style:writing-mode="lr-tb"/>
      <style:text-properties fo:font-size="7pt" style:font-size-asian="7pt" style:font-size-complex="7pt"/>
    </style:style>
    <style:style style:name="P32" style:family="paragraph">
      <style:paragraph-properties fo:text-align="start"/>
    </style:style>
    <style:style style:name="P33" style:family="paragraph">
      <style:paragraph-properties fo:text-align="start" style:writing-mode="lr-tb"/>
      <style:text-properties fo:font-size="6pt" style:font-size-asian="6pt" style:font-size-complex="6pt"/>
    </style:style>
    <style:style style:name="P34" style:family="paragraph">
      <style:paragraph-properties fo:text-align="center" style:writing-mode="lr-tb"/>
      <style:text-properties fo:color="#00a933" fo:font-size="6pt" style:font-size-asian="6pt" style:font-size-complex="6pt"/>
    </style:style>
    <style:style style:name="P35" style:family="paragraph">
      <style:paragraph-properties fo:text-align="center" style:writing-mode="lr-tb"/>
      <style:text-properties fo:font-size="6pt" style:font-size-asian="6pt" style:font-size-complex="6pt"/>
    </style:style>
    <style:style style:name="P36" style:family="paragraph">
      <style:paragraph-properties fo:text-align="center" style:writing-mode="lr-tb"/>
      <style:text-properties fo:color="#c9211e"/>
    </style:style>
    <style:style style:name="P37" style:family="paragraph">
      <style:paragraph-properties fo:text-align="center" style:writing-mode="lr-tb"/>
      <style:text-properties fo:color="#e8a202" fo:font-size="6pt" style:font-size-asian="6pt" style:font-size-complex="6pt"/>
    </style:style>
    <style:style style:name="P38" style:family="paragraph">
      <style:paragraph-properties fo:text-align="center" style:writing-mode="lr-tb"/>
      <style:text-properties fo:color="#c9211e" fo:font-size="6pt" style:font-size-asian="6pt" style:font-size-complex="6pt"/>
    </style:style>
    <style:style style:name="P39" style:family="paragraph">
      <style:paragraph-properties fo:text-align="center" style:writing-mode="lr-tb"/>
      <style:text-properties fo:color="#5983b0" fo:font-size="6pt" style:font-size-asian="6pt" style:font-size-complex="6pt"/>
    </style:style>
    <style:style style:name="P40" style:family="paragraph">
      <style:paragraph-properties fo:text-align="center" style:writing-mode="lr-tb"/>
      <style:text-properties fo:color="#00a933"/>
    </style:style>
    <style:style style:name="P41" style:family="paragraph">
      <style:paragraph-properties fo:text-align="center" style:writing-mode="lr-tb"/>
      <style:text-properties fo:color="#f10d0c" fo:font-size="6pt" style:font-size-asian="6pt" style:font-size-complex="6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0066" fo:font-size="18pt" fo:language="en" fo:country="CA"/>
    </style:style>
    <style:style style:name="P43" style:family="paragraph">
      <style:paragraph-properties fo:text-align="center" style:writing-mode="lr-tb"/>
      <style:text-properties fo:font-size="6pt"/>
    </style:style>
    <style:style style:name="P44" style:family="paragraph">
      <style:paragraph-properties fo:text-align="center" style:writing-mode="lr-tb"/>
      <style:text-properties fo:color="#ffffff" fo:font-size="6pt" fo:language="en" fo:country="CA" fo:font-weight="normal" style:font-weight-asian="normal" style:font-weight-complex="normal"/>
    </style:style>
    <style:style style:name="P45" style:family="paragraph">
      <style:paragraph-properties fo:margin-left="0cm" fo:margin-right="0cm" fo:text-align="center" fo:text-indent="0cm" style:writing-mode="lr-tb"/>
      <style:text-properties fo:font-size="6pt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fo:font-size="6pt" fo:language="en" fo:country="CA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fo:color="#ffffff" fo:font-size="6pt" fo:language="en" fo:country="CA" fo:font-weight="normal" style:font-size-asian="10pt" style:font-weight-asian="normal" style:font-size-complex="10pt" style:font-weight-complex="normal"/>
    </style:style>
    <style:style style:name="T1" style:family="text">
      <style:text-properties fo:font-size="9pt" fo:language="en" fo:country="CA" style:font-size-asian="9pt" style:font-size-complex="9pt"/>
    </style:style>
    <style:style style:name="T2" style:family="text">
      <style:text-properties fo:color="#000000" fo:font-family="Arial" fo:font-size="7pt" fo:language="en" fo:country="CA" fo:font-weight="normal" style:font-family-asian="Arial" style:font-size-asian="7pt" style:font-weight-asian="normal" style:font-family-complex="Arial" style:font-size-complex="7pt" style:font-weight-complex="normal" loext:opacity="100%"/>
    </style:style>
    <style:style style:name="T3" style:family="text">
      <style:text-properties style:use-window-font-color="true" style:text-outline="false" style:text-line-through-style="non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 loext:opacity="0%"/>
    </style:style>
    <style:style style:name="T4" style:family="text">
      <style:text-properties fo:color="#000000" fo:font-family="Arial" fo:font-size="7pt" fo:language="en" fo:country="CA" fo:text-shadow="none" fo:font-weight="normal" style:font-family-asian="Arial" style:font-size-asian="7pt" style:font-weight-asian="normal" style:font-family-complex="Arial" style:font-size-complex="7pt" style:font-weight-complex="normal" loext:opacity="100%"/>
    </style:style>
    <style:style style:name="T5" style:family="text">
      <style:text-properties fo:color="#000000" fo:font-family="Arial" fo:font-size="7pt" fo:language="en" fo:country="CA" style:font-family-asian="Arial" style:font-size-asian="7pt" style:font-family-complex="Arial" style:font-size-complex="7pt" loext:opacity="100%"/>
    </style:style>
    <style:style style:name="T6" style:family="text">
      <style:text-properties fo:color="#000000" fo:font-family="Arial" fo:font-size="8pt" fo:language="en" fo:country="CA" fo:font-weight="bold" style:font-family-asian="Arial" style:font-size-asian="8pt" style:font-weight-asian="bold" style:font-family-complex="Arial" style:font-size-complex="8pt" style:font-weight-complex="bold" loext:opacity="100%"/>
    </style:style>
    <style:style style:name="T7" style:family="text">
      <style:text-properties fo:color="#000000" fo:font-family="Arial" fo:font-size="14pt" fo:language="en" fo:country="CA" fo:font-weight="bold" style:font-family-asian="Arial" style:font-size-asian="14pt" style:font-weight-asian="bold" style:font-family-complex="Arial" style:font-size-complex="14pt" style:font-weight-complex="bold" loext:opacity="100%"/>
    </style:style>
    <style:style style:name="T8" style:family="text">
      <style:text-properties fo:color="#000000" fo:font-family="Arial" fo:font-size="8pt" fo:language="en" fo:country="CA" fo:font-weight="normal" style:font-family-asian="Arial" style:font-size-asian="9pt" style:font-weight-asian="normal" style:font-family-complex="Arial" style:font-size-complex="9pt" style:font-weight-complex="normal" loext:opacity="100%"/>
    </style:style>
    <style:style style:name="T9" style:family="text">
      <style:text-properties fo:color="#ffffff" fo:font-size="12pt" fo:language="en" fo:country="CA" fo:font-weight="normal" style:font-weight-asian="normal" style:font-weight-complex="normal" loext:opacity="100%"/>
    </style:style>
    <style:style style:name="T10" style:family="text">
      <style:text-properties fo:font-size="7pt" fo:language="en" fo:country="CA" style:font-size-asian="7pt" style:font-size-complex="7pt"/>
    </style:style>
    <style:style style:name="T11" style:family="text">
      <style:text-properties fo:color="#ffffff" fo:font-family="Arial" style:font-family-generic="roman" style:font-pitch="variable" fo:font-size="10pt" fo:language="en" fo:country="CA" style:letter-kerning="true" style:font-family-asian="'Microsoft YaHei'" style:font-family-generic-asian="system" style:font-pitch-asian="variable" style:font-size-asian="10pt" style:font-family-complex="Mangal" style:font-family-generic-complex="system" style:font-pitch-complex="variable" style:font-size-complex="10pt" loext:opacity="100%"/>
    </style:style>
    <style:style style:name="T12" style:family="text">
      <style:text-properties fo:color="#ffffff" fo:font-size="10pt" fo:language="en" fo:country="CA" fo:font-weight="normal" style:font-size-asian="10pt" style:font-weight-asian="normal" style:font-size-complex="10pt" style:font-weight-complex="normal" loext:opacity="100%"/>
    </style:style>
    <style:style style:name="T13" style:family="text">
      <style:text-properties fo:color="#ffffff" fo:font-family="Arial" style:font-family-generic="roman" style:font-pitch="variable" fo:font-size="12pt" fo:language="en" fo:country="CA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 loext:opacity="100%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language="en" fo:country="US" style:font-size-asian="7pt" style:font-size-complex="7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color="#000000" fo:font-family="Arial" fo:font-size="8pt" fo:language="en" fo:country="CA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8" style:family="text">
      <style:text-properties fo:color="#000000" fo:font-family="Arial" fo:font-size="6pt" fo:language="en" fo:country="CA" fo:font-weight="normal" style:font-family-asian="Arial" style:font-size-asian="6pt" style:font-weight-asian="normal" style:font-family-complex="Arial" style:font-size-complex="6pt" style:font-weight-complex="normal" loext:opacity="100%"/>
    </style:style>
    <style:style style:name="T19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loext:opacity="0%"/>
    </style:style>
    <style:style style:name="T20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0%"/>
    </style:style>
    <style:style style:name="T21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loext:opacity="0%"/>
    </style:style>
    <style:style style:name="T22" style:family="text">
      <style:text-properties fo:color="#000000" fo:font-family="Arial" fo:font-size="8pt" fo:language="en" fo:country="CA" style:font-family-asian="Arial" style:font-size-asian="9pt" style:font-family-complex="Arial" style:font-size-complex="9pt" loext:opacity="100%"/>
    </style:style>
    <style:style style:name="T23" style:family="text">
      <style:text-properties fo:color="#00a933" fo:font-size="6pt" style:font-size-asian="6pt" style:font-size-complex="6pt" loext:opacity="100%"/>
    </style:style>
    <style:style style:name="T24" style:family="text">
      <style:text-properties fo:color="#c9211e" loext:opacity="100%"/>
    </style:style>
    <style:style style:name="T25" style:family="text">
      <style:text-properties fo:color="#e8a202" fo:font-size="6pt" style:font-size-asian="6pt" style:font-size-complex="6pt" loext:opacity="100%"/>
    </style:style>
    <style:style style:name="T26" style:family="text">
      <style:text-properties fo:color="#c9211e" fo:font-size="6pt" style:font-size-asian="6pt" style:font-size-complex="6pt" loext:opacity="100%"/>
    </style:style>
    <style:style style:name="T27" style:family="text">
      <style:text-properties fo:color="#5983b0" fo:font-size="6pt" style:font-size-asian="6pt" style:font-size-complex="6pt" loext:opacity="100%"/>
    </style:style>
    <style:style style:name="T28" style:family="text">
      <style:text-properties fo:color="#f10d0c" fo:font-size="6pt" style:font-size-asian="6pt" style:font-size-complex="6pt" loext:opacity="100%"/>
    </style:style>
    <style:style style:name="T29" style:family="text">
      <style:text-properties fo:color="#990066" fo:font-family="Arial" fo:font-size="7pt" fo:language="en" fo:country="CA" style:font-family-asian="Arial" style:font-size-asian="7pt" style:font-family-complex="Arial" style:font-size-complex="7pt" loext:opacity="100%"/>
    </style:style>
    <style:style style:name="T30" style:family="text">
      <style:text-properties fo:color="#ffffff" fo:language="en" fo:country="CA" fo:font-weight="normal" style:font-weight-asian="normal" style:font-weight-complex="normal" loext:opacity="100%"/>
    </style:style>
    <style:style style:name="T31" style:family="text">
      <style:text-properties fo:color="#ffffff" fo:font-family="Arial" style:font-family-generic="roman" style:font-pitch="variable" fo:language="en" fo:country="CA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 loext:opacity="100%"/>
    </style:style>
    <style:style style:name="T32" style:family="text">
      <style:text-properties fo:color="#ffffff" fo:language="en" fo:country="CA" fo:font-weight="normal" style:font-size-asian="10pt" style:font-weight-asian="normal" style:font-size-complex="10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ottom" svg:width="13.023cm" svg:height="18.207cm" svg:x="4.051cm" svg:y="5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Platforms" svg:width="5cm" svg:height="5cm" svg:x="5.688cm" svg:y="15.875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2" draw:layer="Platforms" svg:width="1.999cm" svg:height="1.999cm" svg:x="7.167cm" svg:y="17.372cm" svg:viewBox="0 0 2000 2000" draw:points="0,2000 2000,2000 2000,0 0,0">
            <text:p text:style-name="P1"><text:span text:style-name="T1">Platform</text:span></text:p>
          </draw:polygon>
          <draw:polygon draw:style-name="gr4" draw:text-style-name="P3" draw:layer="Platforms" svg:width="1.999cm" svg:height="1.999cm" svg:x="7.167cm" svg:y="17.372cm" svg:viewBox="0 0 2000 2000" draw:points="0,2000 2000,2000 2000,0 0,0">
            <text:p/>
          </draw:polygon>
        </draw:g>
        <draw:g>
          <draw:g>
            <draw:path draw:style-name="gr5" draw:text-style-name="P3" draw:layer="layout" svg:width="0.261cm" svg:height="0.298cm" svg:x="8.345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8.345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layout" svg:width="0.261cm" svg:height="0.298cm" svg:x="7.961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7.961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layout" svg:width="0.261cm" svg:height="0.298cm" svg:x="9.245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9.245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layout" svg:width="0.261cm" svg:height="0.298cm" svg:x="8.861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8.861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layout" svg:width="0.261cm" svg:height="0.298cm" svg:x="10.1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10.1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layout" svg:width="0.261cm" svg:height="0.298cm" svg:x="9.7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9.7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path draw:style-name="gr5" draw:text-style-name="P3" draw:layer="layout" svg:width="0.307cm" svg:height="0.284cm" svg:x="12.78cm" svg:y="17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4" draw:text-style-name="P3" draw:layer="layout" svg:width="0.307cm" svg:height="0.284cm" svg:x="12.78cm" svg:y="17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>
          <draw:path draw:style-name="gr5" draw:text-style-name="P3" draw:layer="layout" svg:width="0.307cm" svg:height="0.284cm" svg:x="12.694cm" svg:y="17.32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4" draw:text-style-name="P3" draw:layer="layout" svg:width="0.307cm" svg:height="0.284cm" svg:x="12.694cm" svg:y="17.32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>
          <draw:path draw:style-name="gr5" draw:text-style-name="P3" draw:layer="layout" svg:width="0.307cm" svg:height="0.284cm" svg:x="12.603cm" svg:y="16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4" draw:text-style-name="P3" draw:layer="layout" svg:width="0.307cm" svg:height="0.284cm" svg:x="12.603cm" svg:y="16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>
          <draw:path draw:style-name="gr5" draw:text-style-name="P3" draw:layer="layout" svg:width="0.307cm" svg:height="0.284cm" svg:x="12.602cm" svg:y="16.799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4" draw:text-style-name="P3" draw:layer="layout" svg:width="0.307cm" svg:height="0.284cm" svg:x="12.602cm" svg:y="16.799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>
          <draw:path draw:style-name="gr5" draw:text-style-name="P3" draw:layer="layout" svg:width="0.299cm" svg:height="0.261cm" svg:x="11.1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4" draw:text-style-name="P3" draw:layer="layout" svg:width="0.299cm" svg:height="0.261cm" svg:x="11.1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5" draw:text-style-name="P3" draw:layer="layout" svg:width="0.498cm" svg:height="0.499cm" svg:x="10.692cm" svg:y="16.689cm" svg:viewBox="0 0 499 500" draw:points="0,500 499,500 499,0 0,0">
            <text:p/>
          </draw:polygon>
          <draw:polygon draw:style-name="gr4" draw:text-style-name="P3" draw:layer="layout" svg:width="0.498cm" svg:height="0.499cm" svg:x="10.692cm" svg:y="16.689cm" svg:viewBox="0 0 499 500" draw:points="0,500 499,500 499,0 0,0">
            <text:p/>
          </draw:polygon>
        </draw:g>
        <draw:g>
          <draw:path draw:style-name="gr5" draw:text-style-name="P3" draw:layer="layout" svg:width="0.299cm" svg:height="0.261cm" svg:x="11.1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4" draw:text-style-name="P3" draw:layer="layout" svg:width="0.299cm" svg:height="0.261cm" svg:x="11.1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5" draw:text-style-name="P3" draw:layer="layout" svg:width="0.498cm" svg:height="0.499cm" svg:x="10.682cm" svg:y="18.157cm" svg:viewBox="0 0 499 500" draw:points="0,500 499,500 499,0 0,0">
            <text:p/>
          </draw:polygon>
          <draw:polygon draw:style-name="gr4" draw:text-style-name="P3" draw:layer="layout" svg:width="0.498cm" svg:height="0.499cm" svg:x="10.682cm" svg:y="18.157cm" svg:viewBox="0 0 499 500" draw:points="0,500 499,500 499,0 0,0">
            <text:p/>
          </draw:polygon>
        </draw:g>
        <draw:g>
          <draw:path draw:style-name="gr5" draw:text-style-name="P3" draw:layer="layout" svg:width="0.298cm" svg:height="0.261cm" svg:x="11.0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3" draw:layer="layout" svg:width="0.298cm" svg:height="0.261cm" svg:x="11.0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5" draw:text-style-name="P3" draw:layer="layout" svg:width="0.498cm" svg:height="0.499cm" svg:x="10.695cm" svg:y="19.644cm" svg:viewBox="0 0 499 500" draw:points="0,500 499,500 499,0 0,0">
            <text:p/>
          </draw:polygon>
          <draw:polygon draw:style-name="gr4" draw:text-style-name="P3" draw:layer="layout" svg:width="0.498cm" svg:height="0.499cm" svg:x="10.695cm" svg:y="19.644cm" svg:viewBox="0 0 499 500" draw:points="0,500 499,500 499,0 0,0">
            <text:p/>
          </draw:polygon>
        </draw:g>
        <draw:frame draw:style-name="gr6" draw:text-style-name="P3" draw:layer="layout" svg:width="0.017cm" svg:height="1.236cm" svg:x="8.375cm" svg:y="21.181cm">
          <draw:text-box>
            <text:p/>
          </draw:text-box>
        </draw:frame>
        <draw:frame draw:style-name="gr7" draw:text-style-name="P3" draw:layer="layout" svg:width="0.277cm" svg:height="1.236cm" svg:x="6.668cm" svg:y="21.82cm">
          <draw:text-box>
            <text:p/>
          </draw:text-box>
        </draw:frame>
        <draw:frame draw:style-name="gr7" draw:text-style-name="P3" draw:layer="layout" svg:width="0.282cm" svg:height="1.236cm" svg:x="11.715cm" svg:y="22.087cm">
          <draw:text-box>
            <text:p/>
          </draw:text-box>
        </draw:frame>
        <draw:frame draw:style-name="gr7" draw:text-style-name="P3" draw:layer="layout" svg:width="0.282cm" svg:height="1.236cm" svg:x="11.609cm" svg:y="22.087cm">
          <draw:text-box>
            <text:p/>
          </draw:text-box>
        </draw:frame>
        <draw:frame draw:style-name="gr7" draw:text-style-name="P3" draw:layer="layout" svg:width="0.282cm" svg:height="1.236cm" svg:x="15.321cm" svg:y="5.44cm">
          <draw:text-box>
            <text:p/>
          </draw:text-box>
        </draw:frame>
        <draw:frame draw:style-name="gr8" draw:text-style-name="P5" draw:layer="layout" svg:width="2.271cm" svg:height="1.343cm" svg:x="5.905cm" svg:y="16.159cm">
          <draw:text-box>
            <text:p text:style-name="P4"><text:span text:style-name="T2">Attempt Board</text:span></text:p>
          </draw:text-box>
        </draw:frame>
        <draw:custom-shape draw:style-name="gr9" draw:text-style-name="P6" xml:id="id12" draw:id="id12" draw:layer="layout" svg:width="0.8cm" svg:height="0.1cm" draw:transform="rotate (1.19747039979308) translate (5.813cm 16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5" draw:text-style-name="P3" draw:layer="layout" svg:width="0.733cm" svg:height="1.459cm" svg:x="12.208cm" svg:y="16.767cm" svg:viewBox="0 0 734 1460" draw:points="242,1460 734,1373 492,0 0,87">
            <text:p/>
          </draw:polygon>
          <draw:polygon draw:style-name="gr10" draw:text-style-name="P3" draw:layer="layout" svg:width="0.733cm" svg:height="1.459cm" svg:x="12.208cm" svg:y="16.767cm" svg:viewBox="0 0 734 1460" draw:points="242,1460 734,1373 492,0 0,87">
            <text:p/>
          </draw:polygon>
        </draw:g>
        <draw:g xml:id="id17" draw:id="id17">
          <draw:path draw:style-name="gr5" draw:text-style-name="P3" draw:layer="layout" svg:width="0.237cm" svg:height="0.243cm" svg:x="12.276cm" svg:y="17.207cm" svg:viewBox="0 0 238 244" svg:d="M194 241l-62-14-33-184 54-35c10 40 17 74 25 115 7 43 12 77 16 118zM132 227l-99 17c-10-32-17-58-23-90-5-34-8-61-10-94l99-17zM238 233l-44 8c-4-41-9-75-16-118-8-41-15-75-25-115l44-8c11 40 19 74 26 115 7 43 12 77 15 118z">
            <text:p/>
          </draw:path>
          <draw:path draw:style-name="gr4" draw:text-style-name="P3" draw:layer="layout" svg:width="0.237cm" svg:height="0.243cm" svg:x="12.276cm" svg:y="17.207cm" svg:viewBox="0 0 238 244" svg:d="M194 241l-62-14-33-184 54-35c10 40 17 74 25 115 7 43 12 77 16 118zM132 227l-99 17c-10-32-17-58-23-90-5-34-8-61-10-94l99-17zM238 233l-44 8c-4-41-9-75-16-118-8-41-15-75-25-115l44-8c11 40 19 74 26 115 7 43 12 77 15 118z">
            <text:p/>
          </draw:path>
        </draw:g>
        <draw:measure draw:style-name="gr11" draw:text-style-name="P7" draw:layer="measurelines" svg:x1="7.203cm" svg:y1="21.168cm" svg:x2="9.203cm" svg:y2="21.168cm">
          <text:p text:style-name="P7"><text:span text:style-name="T3"><text:measure text:kind="gap"/></text:span><text:span text:style-name="T3"><text:measure text:kind="value">4</text:measure></text:span><text:span text:style-name="T3"> </text:span><text:span text:style-name="T3"><text:measure text:kind="unit">m</text:measure></text:span><text:span text:style-name="T3"><text:measure text:kind="gap"/></text:span></text:p>
        </draw:measure>
        <draw:frame draw:style-name="gr12" draw:text-style-name="P8" draw:layer="layout" svg:width="0.502cm" svg:height="1.204cm" svg:x="10.974cm" svg:y="16.759cm">
          <draw:text-box>
            <text:p/>
          </draw:text-box>
        </draw:frame>
        <draw:measure draw:style-name="gr13" draw:text-style-name="P7" draw:layer="measurelines" svg:x1="9.203cm" svg:y1="21.168cm" svg:x2="11.203cm" svg:y2="21.168cm">
          <text:p text:style-name="P7"><text:span text:style-name="T3"><text:measure text:kind="gap"/></text:span><text:span text:style-name="T3"><text:measure text:kind="value">4</text:measure></text:span><text:span text:style-name="T3"> </text:span><text:span text:style-name="T3"><text:measure text:kind="unit">m</text:measure></text:span><text:span text:style-name="T3"><text:measure text:kind="gap"/></text:span></text:p>
        </draw:measure>
        <draw:frame draw:style-name="gr14" draw:text-style-name="P10" draw:layer="layout" svg:width="1.638cm" svg:height="0.613cm" svg:x="9.6cm" svg:y="20.8cm">
          <draw:text-box>
            <text:p text:style-name="P9"><text:span text:style-name="T4">Countdown</text:span></text:p>
          </draw:text-box>
        </draw:frame>
        <draw:measure draw:style-name="gr15" draw:text-style-name="P7" draw:layer="measurelines" svg:x1="5.703cm" svg:y1="21.168cm" svg:x2="7.203cm" svg:y2="21.168cm">
          <text:p text:style-name="P7"><text:span text:style-name="T3"><text:measure text:kind="gap"/></text:span><text:span text:style-name="T3"><text:measure text:kind="value">3</text:measure></text:span><text:span text:style-name="T3"> </text:span><text:span text:style-name="T3"><text:measure text:kind="unit">m</text:measure></text:span><text:span text:style-name="T3"><text:measure text:kind="gap"/></text:span></text:p>
        </draw:measure>
        <draw:measure draw:style-name="gr16" draw:text-style-name="P7" draw:layer="measurelines" svg:x1="11.788cm" svg:y1="19.908cm" svg:x2="11.788cm" svg:y2="18.408cm">
          <text:p text:style-name="P7"><text:span text:style-name="T3"><text:measure text:kind="gap"/></text:span><text:span text:style-name="T3"><text:measure text:kind="value">3</text:measure></text:span><text:span text:style-name="T3"><text:measure text:kind="unit">m</text:measure></text:span><text:span text:style-name="T3"><text:measure text:kind="gap"/></text:span></text:p>
        </draw:measure>
        <draw:g>
          <draw:polygon draw:style-name="gr5" draw:text-style-name="P3" draw:layer="layout" svg:width="0.899cm" svg:height="0.499cm" svg:x="9.628cm" svg:y="13.485cm" svg:viewBox="0 0 900 500" draw:points="900,500 900,1 0,0 0,500">
            <text:p/>
          </draw:polygon>
          <draw:polygon draw:style-name="gr4" draw:text-style-name="P3" draw:layer="layout" svg:width="0.899cm" svg:height="0.499cm" svg:x="9.628cm" svg:y="13.485cm" svg:viewBox="0 0 900 500" draw:points="900,500 900,1 0,0 0,500">
            <text:p/>
          </draw:polygon>
        </draw:g>
        <draw:g xml:id="id10" draw:id="id10">
          <draw:path draw:style-name="gr5" draw:text-style-name="P3" draw:layer="layout" svg:width="0.188cm" svg:height="0.215cm" svg:x="9.803cm" svg:y="13.68cm" svg:viewBox="0 0 189 216" svg:d="M189 50l-20 59h-149l-20-59c33-3 61-4 94-4 34 0 62 1 95 4zM169 109v101c-26 4-48 6-74 6-27 0-49-2-75-6v-101zM189 6v44c-33-3-61-4-95-4-33 0-61 1-94 4v-44c33-4 61-6 94-6 34 0 62 2 95 6z">
            <text:p/>
          </draw:path>
          <draw:path draw:style-name="gr4" draw:text-style-name="P3" draw:layer="layout" svg:width="0.188cm" svg:height="0.215cm" svg:x="9.803cm" svg:y="13.68cm" svg:viewBox="0 0 189 216" svg:d="M189 50l-20 59h-149l-20-59c33-3 61-4 94-4 34 0 62 1 95 4zM169 109v101c-26 4-48 6-74 6-27 0-49-2-75-6v-101zM189 6v44c-33-3-61-4-95-4-33 0-61 1-94 4v-44c33-4 61-6 94-6 34 0 62 2 95 6z">
            <text:p/>
          </draw:path>
        </draw:g>
        <draw:custom-shape draw:style-name="gr17" draw:text-style-name="P6" draw:layer="layout" svg:width="0.501cm" svg:height="0.059cm" draw:transform="rotate (-1.56887646461859) translate (4.153cm 8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5cm" svg:height="0.059cm" draw:transform="rotate (-1.56887646461859) translate (4.153cm 8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499cm" svg:height="0.059cm" draw:transform="rotate (-1.56887646461859) translate (4.153cm 9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94cm" svg:height="0.666cm" svg:x="8.444cm" svg:y="12.489cm">
          <draw:text-box>
            <text:p text:style-name="P9"><text:span text:style-name="T5">Timekeeper</text:span></text:p>
          </draw:text-box>
        </draw:frame>
        <draw:frame draw:style-name="gr20" draw:text-style-name="P11" draw:layer="layout" svg:width="1.493cm" svg:height="0.872cm" svg:x="7.558cm" svg:y="12.617cm">
          <draw:text-box>
            <text:p text:style-name="P9"><text:span text:style-name="T5">Announcer</text:span></text:p>
          </draw:text-box>
        </draw:frame>
        <draw:frame draw:style-name="gr21" draw:text-style-name="P13" draw:layer="layout" svg:width="5.14cm" svg:height="1.9cm" svg:x="7.9cm" svg:y="2.9cm">
          <draw:text-box>
            <text:p text:style-name="P12"><text:span text:style-name="T6">ESCENARIO DE COMPETENCIA</text:span></text:p>
            <text:p text:style-name="P12"><text:span text:style-name="T6">CAMPEONATO SUDAMERICANO</text:span></text:p>
            <text:p text:style-name="P12"><text:span text:style-name="T6">GUAYAQUIL, 3 AL 10 DE JULIO 2023</text:span></text:p>
            <text:p text:style-name="P12"><text:span text:style-name="T7">ALTERNATIVA « A »</text:span></text:p>
          </draw:text-box>
        </draw:frame>
        <draw:frame draw:style-name="gr22" draw:text-style-name="P14" draw:layer="layout" svg:width="1.423cm" svg:height="0.617cm" svg:x="4.193cm" svg:y="9.283cm">
          <draw:text-box>
            <text:p text:style-name="P4"><text:span text:style-name="T2">Live Video</text:span></text:p>
          </draw:text-box>
        </draw:frame>
        <draw:frame draw:style-name="gr23" draw:text-style-name="P16" draw:layer="layout" svg:width="1.543cm" svg:height="0.613cm" svg:x="4.157cm" svg:y="8.8cm">
          <draw:text-box>
            <text:p text:style-name="P15"><text:span text:style-name="T8">Score </text:span></text:p>
          </draw:text-box>
        </draw:frame>
        <draw:g>
          <draw:path draw:style-name="gr24" draw:text-style-name="P18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4</text:span></text:p>
          </draw:path>
          <draw:path draw:style-name="gr24" draw:text-style-name="P18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9</text:span></text:p>
          </draw:path>
          <draw:path draw:style-name="gr24" draw:text-style-name="P18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7</text:span></text:p>
          </draw:path>
          <draw:path draw:style-name="gr24" draw:text-style-name="P18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2</text:span></text:p>
          </draw:path>
          <draw:path draw:style-name="gr24" draw:text-style-name="P18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6</text:span></text:p>
          </draw:path>
          <draw:path draw:style-name="gr24" draw:text-style-name="P18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8</text:span></text:p>
          </draw:path>
          <draw:path draw:style-name="gr24" draw:text-style-name="P18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17"><text:span text:style-name="T9">10</text:span></text:p>
          </draw:path>
          <draw:path draw:style-name="gr24" draw:text-style-name="P18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11</text:span></text:p>
          </draw:path>
          <draw:path draw:style-name="gr24" draw:text-style-name="P18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12</text:span></text:p>
          </draw:path>
          <draw:path draw:style-name="gr24" draw:text-style-name="P18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5</text:span></text:p>
          </draw:path>
          <draw:path draw:style-name="gr24" draw:text-style-name="P18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1</text:span></text:p>
          </draw:path>
          <draw:path draw:style-name="gr24" draw:text-style-name="P18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17"><text:span text:style-name="T9">3</text:span></text:p>
          </draw:path>
        </draw:g>
        <draw:frame draw:style-name="gr25" draw:text-style-name="P5" draw:layer="layout" svg:width="2.249cm" svg:height="0.666cm" svg:x="9.449cm" svg:y="12.766cm">
          <draw:text-box>
            <text:p text:style-name="P4"><text:span text:style-name="T4">Secretary</text:span></text:p>
          </draw:text-box>
        </draw:frame>
        <draw:g>
          <draw:path draw:style-name="gr5" draw:text-style-name="P3" draw:layer="layout" svg:width="0.261cm" svg:height="0.298cm" svg:x="4.526cm" svg:y="10.96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3" draw:layer="layout" svg:width="0.298cm" svg:height="0.261cm" svg:x="4.512cm" svg:y="10.979cm" svg:viewBox="0 0 299 262" svg:d="M64 239c1-2 1-5 1-7 0-1 0-1 0-2s0-2 0-3c0 0 0-1 0-2l-9-93 9-94c0-1 0-2 0-3 0 0 0-1 0-2s0-1 0-2c0-2 0-5-1-7 5-6 11-10 17-14 12-7 24-10 38-10h105c14 0 26 3 37 10 12 7 21 16 28 27 7 12 10 24 10 38v112c0 14-3 26-10 37-7 12-16 21-27 28-12 7-24 10-38 10h-75-30-1c-14 0-25-3-37-10-7-4-12-8-17-13zM0 132l15 98c0 5 1 9 3 13 3 3 6 6 9 9 4 2 8 3 13 3h1c5 0 9-1 13-3 3-3 6-5 9-9 2-4 3-8 3-13 0-2 0-3-1-5l-9-93 9-94c1-2 1-3 1-5 0-5-1-9-3-13-3-4-6-6-9-9-4-2-8-3-13-3h-1c-5 0-9 1-13 3-3 3-6 6-9 9-2 4-3 8-3 13l-15 98z">
            <text:p/>
          </draw:path>
        </draw:g>
        <draw:g>
          <draw:path draw:style-name="gr5" draw:text-style-name="P3" draw:layer="layout" svg:width="0.261cm" svg:height="0.298cm" svg:x="4.553cm" svg:y="10.39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3" draw:layer="layout" svg:width="0.298cm" svg:height="0.261cm" svg:x="4.539cm" svg:y="10.414cm" svg:viewBox="0 0 299 262" svg:d="M64 239c1-2 1-5 1-7 0-1 0-1 0-2s0-2 0-3c0 0 0-1 0-2l-9-93 9-94c0-1 0-2 0-3 0 0 0-1 0-2s0-1 0-2c0-2 0-5-1-7 5-6 11-10 17-14 12-7 24-10 38-10h105c14 0 26 3 37 10 12 7 21 16 28 27 7 12 10 24 10 38v112c0 14-3 26-10 37-7 12-16 21-27 28-12 7-24 10-38 10h-75-30-1c-14 0-25-3-37-10-7-4-12-8-17-13zM0 132l15 98c0 5 1 9 3 13 3 3 6 6 9 9 4 2 8 3 13 3h1c5 0 9-1 13-3 3-3 6-5 9-9 2-4 3-8 3-13 0-2 0-3-1-5l-9-93 9-94c1-2 1-3 1-5 0-5-1-9-3-13-3-4-6-6-9-9-4-2-8-3-13-3h-1c-5 0-9 1-13 3-3 3-6 6-9 9-2 4-3 8-3 13l-15 98z">
            <text:p/>
          </draw:path>
        </draw:g>
        <draw:polygon draw:style-name="gr10" draw:text-style-name="P3" draw:layer="layout" svg:width="0.6cm" svg:height="1.481cm" svg:x="4.687cm" svg:y="9.9cm" svg:viewBox="0 0 601 1482" draw:points="3,1482 601,1482 599,0 0,0">
          <text:p/>
        </draw:polygon>
        <draw:path draw:style-name="gr4" draw:text-style-name="P3" xml:id="id3" draw:id="id3" draw:layer="layout" svg:width="0.215cm" svg:height="0.188cm" svg:x="4.776cm" svg:y="11.046cm" svg:viewBox="0 0 216 189" svg:d="M50 0l59 20v149l-59 20c-3-33-4-61-4-94 0-34 1-62 4-95zM109 20l101-1c4 26 6 48 6 74 0 27-2 49-6 75l-101 1zM6 0h44c-3 33-4 61-4 95 0 33 1 61 4 94h-44c-4-33-6-61-6-94 0-34 2-62 6-95z">
          <text:p/>
        </draw:path>
        <draw:frame draw:style-name="gr26" draw:text-style-name="P5" draw:layer="layout" svg:width="1.563cm" svg:height="1.025cm" svg:x="5.688cm" svg:y="17.179cm">
          <draw:text-box>
            <text:p text:style-name="P4"><text:span text:style-name="T2">Main</text:span><text:span text:style-name="T2"><text:line-break/></text:span><text:span text:style-name="T2">Scoreboard</text:span></text:p>
          </draw:text-box>
        </draw:frame>
        <draw:frame draw:style-name="gr27" draw:text-style-name="P19" draw:layer="layout" svg:width="1.709cm" svg:height="0.879cm" svg:x="4.471cm" svg:y="11.281cm">
          <draw:text-box>
            <text:p><text:span text:style-name="T10">Marshal</text:span></text:p>
            <text:p><text:span text:style-name="T10">+ owlcms</text:span></text:p>
          </draw:text-box>
        </draw:frame>
        <draw:line draw:style-name="gr28" draw:text-style-name="P1" draw:layer="layout" svg:x1="6.2cm" svg:y1="12.6cm" svg:x2="17.061cm" svg:y2="12.606cm">
          <text:p/>
        </draw:line>
        <draw:g>
          <draw:polygon draw:style-name="gr5" draw:text-style-name="P3" draw:layer="layout" svg:width="0.899cm" svg:height="0.499cm" svg:x="7.865cm" svg:y="13.485cm" svg:viewBox="0 0 900 500" draw:points="900,500 900,1 0,0 0,500">
            <text:p/>
          </draw:polygon>
          <draw:polygon draw:style-name="gr4" draw:text-style-name="P3" draw:layer="layout" svg:width="0.899cm" svg:height="0.499cm" svg:x="7.865cm" svg:y="13.485cm" svg:viewBox="0 0 900 500" draw:points="900,500 900,1 0,0 0,500">
            <text:p/>
          </draw:polygon>
        </draw:g>
        <draw:g xml:id="id11" draw:id="id11">
          <draw:path draw:style-name="gr5" draw:text-style-name="P3" draw:layer="layout" svg:width="0.188cm" svg:height="0.215cm" svg:x="7.931cm" svg:y="13.632cm" svg:viewBox="0 0 189 216" svg:d="M189 50l-20 59h-149l-20-59c33-3 61-4 94-4 34 0 62 1 95 4zM169 109v101c-26 4-48 6-74 6-27 0-49-2-75-6v-101zM189 6v44c-33-3-61-4-95-4-33 0-61 1-94 4v-44c33-4 61-6 94-6 34 0 62 2 95 6z">
            <text:p/>
          </draw:path>
          <draw:path draw:style-name="gr4" draw:text-style-name="P3" draw:layer="layout" svg:width="0.188cm" svg:height="0.215cm" svg:x="7.931cm" svg:y="13.632cm" svg:viewBox="0 0 189 216" svg:d="M189 50l-20 59h-149l-20-59c33-3 61-4 94-4 34 0 62 1 95 4zM169 109v101c-26 4-48 6-74 6-27 0-49-2-75-6v-101zM189 6v44c-33-3-61-4-95-4-33 0-61 1-94 4v-44c33-4 61-6 94-6 34 0 62 2 95 6z">
            <text:p/>
          </draw:path>
        </draw:g>
        <draw:g>
          <draw:polygon draw:style-name="gr5" draw:text-style-name="P3" draw:layer="layout" svg:width="0.899cm" svg:height="0.499cm" svg:x="8.741cm" svg:y="13.484cm" svg:viewBox="0 0 900 500" draw:points="900,500 900,1 0,0 0,500">
            <text:p/>
          </draw:polygon>
          <draw:polygon draw:style-name="gr4" draw:text-style-name="P3" draw:layer="layout" svg:width="0.899cm" svg:height="0.499cm" svg:x="8.741cm" svg:y="13.484cm" svg:viewBox="0 0 900 500" draw:points="900,500 900,1 0,0 0,500">
            <text:p/>
          </draw:polygon>
        </draw:g>
        <draw:g xml:id="id9" draw:id="id9">
          <draw:path draw:style-name="gr5" draw:text-style-name="P3" draw:layer="layout" svg:width="0.188cm" svg:height="0.215cm" svg:x="8.825cm" svg:y="13.606cm" svg:viewBox="0 0 189 216" svg:d="M189 50l-20 59h-149l-20-59c33-3 61-4 94-4 34 0 62 1 95 4zM169 109v101c-26 4-48 6-74 6-27 0-49-2-75-6v-101zM189 6v44c-33-3-61-4-95-4-33 0-61 1-94 4v-44c33-4 61-6 94-6 34 0 62 2 95 6z">
            <text:p/>
          </draw:path>
          <draw:path draw:style-name="gr4" draw:text-style-name="P3" draw:layer="layout" svg:width="0.188cm" svg:height="0.215cm" svg:x="8.825cm" svg:y="13.606cm" svg:viewBox="0 0 189 216" svg:d="M189 50l-20 59h-149l-20-59c33-3 61-4 94-4 34 0 62 1 95 4zM169 109v101c-26 4-48 6-74 6-27 0-49-2-75-6v-101zM189 6v44c-33-3-61-4-95-4-33 0-61 1-94 4v-44c33-4 61-6 94-6 34 0 62 2 95 6z">
            <text:p/>
          </draw:path>
        </draw:g>
        <draw:g>
          <draw:path draw:style-name="gr5" draw:text-style-name="P3" draw:layer="layout" svg:width="0.261cm" svg:height="0.298cm" svg:x="12.658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3" draw:layer="layout" svg:width="0.261cm" svg:height="0.298cm" svg:x="12.658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3" draw:layer="layout" svg:width="0.261cm" svg:height="0.298cm" svg:x="12.274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3" draw:layer="layout" svg:width="0.261cm" svg:height="0.298cm" svg:x="12.274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olygon draw:style-name="gr5" draw:text-style-name="P3" draw:layer="layout" svg:width="1.059cm" svg:height="0.5cm" svg:x="12.04cm" svg:y="12.923cm" svg:viewBox="0 0 1060 501" draw:points="1059,501 1060,2 1,0 0,500">
            <text:p/>
          </draw:polygon>
          <draw:polygon draw:style-name="gr4" draw:text-style-name="P3" draw:layer="layout" svg:width="1.059cm" svg:height="0.5cm" svg:x="12.04cm" svg:y="12.923cm" svg:viewBox="0 0 1060 501" draw:points="1059,501 1060,2 1,0 0,500">
            <text:p/>
          </draw:polygon>
        </draw:g>
        <draw:custom-shape draw:style-name="gr18" draw:text-style-name="P6" xml:id="id7" draw:id="id7" draw:layer="layout" svg:width="0.369cm" svg:height="0.051cm" draw:transform="skewX (-0.373674992851915) rotate (2.56458680287998) translate (5.299cm 10.1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369cm" svg:height="0.051cm" draw:transform="skewX (-0.373674992851915) translate (8.274cm 1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369cm" svg:height="0.051cm" draw:transform="skewX (-0.373674992851915) rotate (1.7455037849192) translate (12.172cm 18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" draw:id="id14">
          <draw:path draw:style-name="gr5" draw:text-style-name="P3" draw:layer="layout" svg:width="0.236cm" svg:height="0.215cm" svg:x="12.16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  <draw:path draw:style-name="gr4" draw:text-style-name="P3" draw:layer="layout" svg:width="0.236cm" svg:height="0.215cm" svg:x="12.16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</draw:g>
        <draw:custom-shape draw:style-name="gr18" draw:text-style-name="P6" draw:layer="layout" svg:width="0.369cm" svg:height="0.051cm" draw:transform="skewX (-0.373674992851915) rotate (3.1403709231128) translate (12.891cm 13.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1" xml:id="id5" draw:id="id5" draw:layer="layout" svg:width="0.499cm" svg:height="0.47cm" svg:x="11.861cm" svg:y="18.10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11">JV</text:span></text:p>
        </draw:path>
        <draw:path draw:style-name="gr30" draw:text-style-name="P22" draw:layer="layout" svg:width="0.499cm" svg:height="0.47cm" svg:x="11.861cm" svg:y="18.56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17"><text:span text:style-name="T12">LV</text:span></text:p>
        </draw:path>
        <draw:path draw:style-name="gr29" draw:text-style-name="P23" xml:id="id6" draw:id="id6" draw:layer="layout" svg:width="0.499cm" svg:height="0.47cm" svg:x="11.461cm" svg:y="17.626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13">J</text:span></text:p>
        </draw:path>
        <draw:path draw:style-name="gr30" draw:text-style-name="P23" xml:id="id15" draw:id="id15" draw:layer="layout" svg:width="0.507cm" svg:height="0.47cm" svg:x="12.5cm" svg:y="13.429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20"><text:span text:style-name="T13">B</text:span></text:p>
        </draw:path>
        <draw:path draw:style-name="gr30" draw:text-style-name="P23" xml:id="id18" draw:id="id18" draw:layer="layout" svg:width="0.458cm" svg:height="0.47cm" svg:x="12cm" svg:y="13.429cm" svg:viewBox="0 0 459 471" svg:d="M0 236c0-44 9-81 30-118 22-38 48-64 85-87 36-22 72-31 115-31 42 0 78 9 114 31 37 23 63 49 85 87 21 37 30 74 30 118 0 43-9 80-30 117-22 38-48 64-85 87-36 22-72 31-114 31-43 0-79-9-115-31-37-23-63-49-85-87-21-37-30-74-30-117z">
          <text:p text:style-name="P20"><text:span text:style-name="T13">7</text:span></text:p>
        </draw:path>
        <draw:custom-shape draw:style-name="gr31" draw:text-style-name="P1" draw:layer="layout" svg:width="0.18cm" svg:height="0.156cm" svg:x="10.056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61cm" svg:height="0.298cm" svg:x="11.0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11.0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layout" svg:width="0.261cm" svg:height="0.298cm" svg:x="10.6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10.6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polygon draw:style-name="gr5" draw:text-style-name="P3" draw:layer="layout" svg:width="0.899cm" svg:height="0.499cm" svg:x="10.528cm" svg:y="13.485cm" svg:viewBox="0 0 900 500" draw:points="900,500 900,1 0,0 0,500">
            <text:p/>
          </draw:polygon>
          <draw:polygon draw:style-name="gr4" draw:text-style-name="P3" draw:layer="layout" svg:width="0.899cm" svg:height="0.499cm" svg:x="10.528cm" svg:y="13.485cm" svg:viewBox="0 0 900 500" draw:points="900,500 900,1 0,0 0,500">
            <text:p/>
          </draw:polygon>
        </draw:g>
        <draw:custom-shape draw:style-name="gr32" draw:text-style-name="P1" xml:id="id1" draw:id="id1" draw:layer="layout" svg:width="0.18cm" svg:height="0.156cm" svg:x="10.94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5" draw:layer="layout" svg:width="1.594cm" svg:height="0.562cm" svg:x="10.4cm" svg:y="13.838cm">
          <draw:text-box>
            <text:p text:style-name="P24"><text:span text:style-name="T5">Networking</text:span></text:p>
          </draw:text-box>
        </draw:frame>
        <draw:frame draw:style-name="gr19" draw:text-style-name="P11" draw:layer="layout" svg:width="1.594cm" svg:height="0.666cm" svg:x="8.444cm" svg:y="12.49cm">
          <draw:text-box>
            <text:p text:style-name="P9"><text:span text:style-name="T5">Timekeeper</text:span></text:p>
          </draw:text-box>
        </draw:frame>
        <draw:frame draw:style-name="gr34" draw:text-style-name="P19" draw:layer="layout" svg:width="2.211cm" svg:height="0.304cm" svg:x="13.092cm" svg:y="17.68cm">
          <draw:text-box>
            <text:p><text:span text:style-name="T14">Jury </text:span><text:span text:style-name="T15">Video</text:span><text:span text:style-name="T14"> Monitor</text:span></text:p>
          </draw:text-box>
        </draw:frame>
        <draw:frame draw:style-name="gr35" draw:text-style-name="P19" draw:layer="layout" svg:width="1.553cm" svg:height="0.304cm" svg:x="13.102cm" svg:y="17.28cm">
          <draw:text-box>
            <text:p><text:span text:style-name="T14">Jury Console</text:span></text:p>
          </draw:text-box>
        </draw:frame>
        <draw:frame draw:style-name="gr36" draw:text-style-name="P19" draw:layer="layout" svg:width="2.089cm" svg:height="0.28cm" svg:x="12.5cm" svg:y="18.22cm">
          <draw:text-box>
            <text:p><text:span text:style-name="T14">Jury </text:span><text:span text:style-name="T15">Video</text:span><text:span text:style-name="T14"> Camera</text:span></text:p>
          </draw:text-box>
        </draw:frame>
        <draw:frame draw:style-name="gr37" draw:text-style-name="P19" draw:layer="layout" svg:width="1.366cm" svg:height="0.559cm" svg:x="12.5cm" svg:y="18.6cm">
          <draw:text-box>
            <text:p><text:span text:style-name="T14">Live Video Camera</text:span></text:p>
          </draw:text-box>
        </draw:frame>
        <draw:frame draw:style-name="gr38" draw:text-style-name="P19" draw:layer="layout" svg:width="1.3cm" svg:height="0.559cm" svg:x="11.9cm" svg:y="13.92cm">
          <draw:text-box>
            <text:p><text:span text:style-name="T14">Broadcast</text:span></text:p>
            <text:p><text:span text:style-name="T14"><text:s/></text:span><text:span text:style-name="T14">Station</text:span></text:p>
          </draw:text-box>
        </draw:frame>
        <draw:path draw:style-name="gr39" draw:text-style-name="P18" draw:layer="layout" svg:width="0.499cm" svg:height="0.499cm" svg:x="9.724cm" svg:y="13.9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6</text:span></text:p>
        </draw:path>
        <draw:path draw:style-name="gr40" draw:text-style-name="P18" draw:layer="layout" svg:width="0.499cm" svg:height="0.499cm" svg:x="9.124cm" svg:y="13.5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3</text:span></text:p>
        </draw:path>
        <draw:path draw:style-name="gr41" draw:text-style-name="P18" draw:layer="layout" svg:width="0.499cm" svg:height="0.499cm" svg:x="5.324cm" svg:y="10.8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1</text:span></text:p>
        </draw:path>
        <draw:path draw:style-name="gr29" draw:text-style-name="P18" draw:layer="layout" svg:width="0.499cm" svg:height="0.472cm" svg:x="11.839cm" svg:y="17.182cm" svg:viewBox="0 0 500 473" svg:d="M4 280c-8-43-4-81 12-121 17-42 40-73 75-102 36-29 73-44 118-52s85-6 129 8c43 16 75 37 105 70 29 33 46 67 53 111 8 42 4 80-12 121-17 41-40 72-75 101-36 29-73 44-118 52s-85 6-129-8c-43-16-75-37-105-70-29-32-46-67-53-110z">
          <text:p text:style-name="P17"><text:span text:style-name="T9">5</text:span></text:p>
        </draw:path>
        <draw:frame draw:style-name="gr42" draw:text-style-name="P19" draw:layer="layout" svg:width="1.636cm" svg:height="1.08cm" svg:x="5.785cm" svg:y="9.523cm">
          <draw:text-box>
            <text:p><text:span text:style-name="T14">Marshal</text:span><text:span text:style-name="T14"><text:line-break/></text:span><text:span text:style-name="T14">Warmup</text:span><text:span text:style-name="T14"><text:line-break/></text:span><text:span text:style-name="T14">Board </text:span><text:span text:style-name="T16">(Attempt, </text:span></text:p>
            <text:p><text:span text:style-name="T16">Video, Score)</text:span></text:p>
          </draw:text-box>
        </draw:frame>
        <draw:custom-shape draw:style-name="gr17" draw:text-style-name="P6" draw:layer="layout" svg:width="0.501cm" svg:height="0.059cm" draw:transform="rotate (-1.56887646461859) translate (16.936cm 8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5cm" svg:height="0.059cm" draw:transform="rotate (-1.56887646461859) translate (16.936cm 8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499cm" svg:height="0.059cm" draw:transform="rotate (-1.56887646461859) translate (16.936cm 9.3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6" draw:layer="layout" svg:width="1.706cm" svg:height="0.613cm" svg:x="17.002cm" svg:y="8.887cm">
          <draw:text-box>
            <text:p text:style-name="P4"><text:span text:style-name="T17">Score</text:span></text:p>
          </draw:text-box>
        </draw:frame>
        <draw:frame draw:style-name="gr23" draw:text-style-name="P27" draw:layer="layout" svg:width="1.451cm" svg:height="0.613cm" svg:x="17cm" svg:y="8.387cm">
          <draw:text-box>
            <text:p text:style-name="P4"><text:span text:style-name="T18">Live Video</text:span></text:p>
          </draw:text-box>
        </draw:frame>
        <draw:path draw:style-name="gr40" draw:text-style-name="P18" draw:layer="layout" svg:width="0.499cm" svg:height="0.499cm" svg:x="16.288cm" svg:y="9.3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A</text:span></text:p>
        </draw:path>
        <draw:path draw:style-name="gr41" draw:text-style-name="P23" draw:layer="layout" svg:width="0.499cm" svg:height="0.499cm" svg:x="16.3cm" svg:y="8.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8"><text:span text:style-name="T13">S</text:span></text:p>
        </draw:path>
        <draw:path draw:style-name="gr30" draw:text-style-name="P22" draw:layer="layout" svg:width="0.499cm" svg:height="0.499cm" svg:x="16.3cm" svg:y="8.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12">LV</text:span></text:p>
        </draw:path>
        <draw:path draw:style-name="gr44" draw:text-style-name="P23" xml:id="id8" draw:id="id8" draw:layer="layout" svg:width="0.499cm" svg:height="0.499cm" svg:x="7.725cm" svg:y="13.9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3">2</text:span></text:p>
        </draw:path>
        <draw:path draw:style-name="gr40" draw:text-style-name="P18" draw:layer="layout" svg:width="0.499cm" svg:height="0.499cm" svg:x="6.108cm" svg:y="16.2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A</text:span></text:p>
        </draw:path>
        <draw:path draw:style-name="gr45" draw:text-style-name="P18" draw:layer="layout" svg:width="0.499cm" svg:height="0.47cm" svg:x="9.8cm" svg:y="18.129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17"><text:span text:style-name="T9">4</text:span></text:p>
        </draw:path>
        <draw:path draw:style-name="gr40" draw:text-style-name="P18" xml:id="id13" draw:id="id13" draw:layer="layout" svg:width="0.499cm" svg:height="0.499cm" svg:x="3.5cm" svg:y="8.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A</text:span></text:p>
        </draw:path>
        <draw:path draw:style-name="gr41" draw:text-style-name="P23" xml:id="id4" draw:id="id4" draw:layer="layout" svg:width="0.499cm" svg:height="0.499cm" svg:x="3.5cm" svg:y="8.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3">S</text:span></text:p>
        </draw:path>
        <draw:path draw:style-name="gr30" draw:text-style-name="P22" xml:id="id16" draw:id="id16" draw:layer="layout" svg:width="0.499cm" svg:height="0.499cm" svg:x="3.5cm" svg:y="9.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12">LV</text:span></text:p>
        </draw:path>
        <draw:measure draw:style-name="gr46" draw:text-style-name="P29" draw:layer="measurelines" svg:x1="2.652cm" svg:y1="5.837cm" svg:x2="2.704cm" svg:y2="12.576cm">
          <text:p text:style-name="P29"><text:span text:style-name="T19">13,5 m</text:span></text:p>
        </draw:measure>
        <draw:measure draw:style-name="gr47" draw:text-style-name="P29" draw:layer="measurelines" svg:x1="4.079cm" svg:y1="6.326cm" svg:x2="17.079cm" svg:y2="6.331cm">
          <text:p text:style-name="P29"><text:span text:style-name="T20"><text:s/></text:span><text:span text:style-name="T20">26 </text:span><text:span text:style-name="T20"><text:measure text:kind="unit">m</text:measure></text:span><text:span text:style-name="T20"><text:measure text:kind="gap"/></text:span></text:p>
        </draw:measure>
        <draw:measure draw:style-name="gr48" draw:text-style-name="P7" draw:layer="measurelines" svg:x1="9.16cm" svg:y1="16.92cm" svg:x2="12.835cm" svg:y2="16.898cm">
          <text:p text:style-name="P7"><text:span text:style-name="T3">7m </text:span></text:p>
        </draw:measure>
        <draw:measure draw:style-name="gr49" draw:text-style-name="P30" draw:layer="measurelines" svg:x1="4.225cm" svg:y1="15.919cm" svg:x2="4.225cm" svg:y2="20.915cm">
          <text:p text:style-name="P30"><text:span text:style-name="T21">10m</text:span></text:p>
        </draw:measure>
        <draw:path draw:style-name="gr44" draw:text-style-name="P23" draw:layer="layout" svg:width="0.499cm" svg:height="0.499cm" svg:x="8.208cm" svg:y="13.9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3">M</text:span></text:p>
        </draw:path>
        <draw:frame draw:style-name="gr50" draw:text-style-name="P31" draw:layer="layout" svg:width="0.886cm" svg:height="0.607cm" svg:x="8.026cm" svg:y="14.481cm">
          <draw:text-box>
            <text:p text:style-name="P1"><text:span text:style-name="T14">Main</text:span><text:span text:style-name="T14"><text:line-break/></text:span><text:span text:style-name="T14">Monitor</text:span></text:p>
          </draw:text-box>
        </draw:frame>
        <draw:frame draw:style-name="gr35" draw:text-style-name="P19" draw:layer="layout" svg:width="1.553cm" svg:height="0.304cm" svg:x="13.104cm" svg:y="17.28cm">
          <draw:text-box>
            <text:p><text:span text:style-name="T14">Jury Console</text:span></text:p>
          </draw:text-box>
        </draw:frame>
        <draw:path draw:style-name="gr44" draw:text-style-name="P23" draw:layer="layout" svg:width="0.499cm" svg:height="0.499cm" svg:x="5.964cm" svg:y="18.04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3">M</text:span></text:p>
        </draw:path>
        <draw:frame draw:style-name="gr23" draw:text-style-name="P16" draw:layer="layout" svg:width="1.543cm" svg:height="0.613cm" svg:x="16.931cm" svg:y="9.391cm">
          <draw:text-box>
            <text:p text:style-name="P15"><text:span text:style-name="T22">Attempt</text:span><text:span text:style-name="T8"> </text:span></text:p>
          </draw:text-box>
        </draw:frame>
        <draw:custom-shape draw:style-name="gr18" draw:text-style-name="P6" draw:layer="Bottom" svg:width="0.369cm" svg:height="0.051cm" draw:transform="skewX (-0.373674992851915) rotate (1.5707963267946) translate (10.781cm 18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33" draw:layer="networking" draw:type="curve" draw:line-skew="0.63cm" svg:x1="11.12cm" svg:y1="13.828cm" svg:x2="10.624cm" svg:y2="18.363cm" draw:start-shape="id1" draw:start-glue-point="1" draw:end-shape="id2" draw:end-glue-point="1" svg:d="M11120 13828c1696 0 1944 4535-496 4535">
          <text:p text:style-name="P32"><text:span text:style-name="T16">10m</text:span></text:p>
        </draw:connector>
        <draw:connector draw:style-name="gr52" draw:text-style-name="P34" draw:layer="networking" draw:line-skew="0.1cm" svg:x1="11.03cm" svg:y1="13.906cm" svg:x2="4.776cm" svg:y2="11.14cm" draw:start-shape="id1" draw:start-glue-point="2" draw:end-shape="id3" draw:end-glue-point="3" svg:d="M11030 13906v601h-6755v-3367h501">
          <text:p text:style-name="P1"><text:span text:style-name="T23">20m</text:span></text:p>
        </draw:connector>
        <draw:connector draw:style-name="gr53" draw:text-style-name="P35" draw:layer="HDMI" draw:line-skew="-0.645cm" svg:x1="4.776cm" svg:y1="11.14cm" svg:x2="3.5cm" svg:y2="9.05cm" draw:start-shape="id3" draw:start-glue-point="3" draw:end-shape="id4" draw:end-glue-point="3" svg:d="M4776 11140h-2421v-2090h1145">
          <text:p text:style-name="P1"><text:span text:style-name="T16">10m</text:span></text:p>
        </draw:connector>
        <draw:connector draw:style-name="gr54" draw:text-style-name="P36" draw:layer="HDMI" draw:type="curve" svg:x1="11.861cm" svg:y1="18.337cm" svg:x2="11.461cm" svg:y2="17.861cm" draw:start-shape="id5" draw:start-glue-point="3" draw:end-shape="id6" draw:end-glue-point="3" svg:d="M11861 18337c-1350 0-1150-476-400-476">
          <text:p text:style-name="P1"><text:span text:style-name="T24">5m</text:span></text:p>
        </draw:connector>
        <draw:connector draw:style-name="gr55" draw:text-style-name="P37" draw:layer="HDMI" draw:type="curve" draw:line-skew="-0.155cm" svg:x1="4.992cm" svg:y1="11.14cm" svg:x2="5.304cm" svg:y2="10.157cm" draw:start-shape="id3" draw:start-glue-point="1" draw:end-shape="id7" draw:end-glue-point="3" svg:d="M4992 11140c996 0 840-983 312-983">
          <text:p text:style-name="P1"><text:span text:style-name="T25">3m</text:span></text:p>
        </draw:connector>
        <draw:frame draw:style-name="gr7" draw:text-style-name="P3" draw:layer="Platforms" svg:width="0.282cm" svg:height="1.236cm" svg:x="13.453cm" svg:y="10.753cm">
          <draw:text-box>
            <text:p/>
          </draw:text-box>
        </draw:frame>
        <draw:custom-shape draw:style-name="gr56" draw:text-style-name="P31" draw:layer="Platforms" svg:width="1.75cm" svg:height="1.75cm" svg:x="7.381cm" svg:y="10.0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9.976cm" svg:y="10.0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9.976cm" svg:y="10.0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12.597cm" svg:y="10.0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15.139cm" svg:y="10.0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7.381cm" svg:y="6.5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9.976cm" svg:y="6.5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9.976cm" svg:y="6.5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12.597cm" svg:y="6.5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15.139cm" svg:y="6.5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Platforms" svg:width="1.75cm" svg:height="1.75cm" svg:x="4.811cm" svg:y="6.562cm">
          <text:p text:style-name="P17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Platforms" svg:width="0.261cm" svg:height="0.298cm" svg:x="8.363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8.363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>
            <draw:path draw:style-name="gr5" draw:text-style-name="P3" draw:layer="Platforms" svg:width="0.261cm" svg:height="0.298cm" svg:x="7.979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7.979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>
          <draw:g>
            <draw:path draw:style-name="gr5" draw:text-style-name="P3" draw:layer="Platforms" svg:width="0.261cm" svg:height="0.298cm" svg:x="10.926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10.926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>
            <draw:path draw:style-name="gr5" draw:text-style-name="P3" draw:layer="Platforms" svg:width="0.261cm" svg:height="0.298cm" svg:x="10.542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10.542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>
          <draw:g>
            <draw:path draw:style-name="gr5" draw:text-style-name="P3" draw:layer="Platforms" svg:width="0.261cm" svg:height="0.298cm" svg:x="13.605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13.605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>
            <draw:path draw:style-name="gr5" draw:text-style-name="P3" draw:layer="Platforms" svg:width="0.261cm" svg:height="0.298cm" svg:x="13.221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13.221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>
          <draw:g>
            <draw:path draw:style-name="gr5" draw:text-style-name="P3" draw:layer="Platforms" svg:width="0.261cm" svg:height="0.298cm" svg:x="16.103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16.103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>
            <draw:path draw:style-name="gr5" draw:text-style-name="P3" draw:layer="Platforms" svg:width="0.261cm" svg:height="0.298cm" svg:x="15.719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4" draw:text-style-name="P3" draw:layer="Platforms" svg:width="0.261cm" svg:height="0.298cm" svg:x="15.719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>
          <draw:g>
            <draw:path draw:style-name="gr5" draw:text-style-name="P3" draw:layer="Platforms" svg:width="0.261cm" svg:height="0.298cm" svg:x="5.651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5.651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Platforms" svg:width="0.261cm" svg:height="0.298cm" svg:x="5.267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5.267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Platforms" svg:width="0.261cm" svg:height="0.298cm" svg:x="8.28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8.28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Platforms" svg:width="0.261cm" svg:height="0.298cm" svg:x="7.896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7.896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Platforms" svg:width="0.261cm" svg:height="0.298cm" svg:x="10.843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10.843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Platforms" svg:width="0.261cm" svg:height="0.298cm" svg:x="10.459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10.459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Platforms" svg:width="0.261cm" svg:height="0.298cm" svg:x="13.522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13.522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Platforms" svg:width="0.261cm" svg:height="0.298cm" svg:x="13.138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13.138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Platforms" svg:width="0.261cm" svg:height="0.298cm" svg:x="16.02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16.02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Platforms" svg:width="0.261cm" svg:height="0.298cm" svg:x="15.636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Platforms" svg:width="0.261cm" svg:height="0.298cm" svg:x="15.636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connector draw:style-name="gr57" draw:text-style-name="P38" draw:layer="networking" draw:type="curve" draw:line-skew="-0.752cm" svg:x1="11.03cm" svg:y1="13.75cm" svg:x2="7.975cm" svg:y2="13.969cm" draw:start-shape="id1" draw:start-glue-point="0" draw:end-shape="id8" draw:end-glue-point="0" svg:d="M11030 13750c0-1879-3055-1989-3055 219">
          <text:p text:style-name="P1"><text:span text:style-name="T26">5m</text:span></text:p>
        </draw:connector>
        <draw:connector draw:style-name="gr58" draw:text-style-name="P1" draw:layer="networking" draw:type="curve" draw:line-skew="-0.521cm" svg:x1="11.03cm" svg:y1="13.75cm" svg:x2="8.919cm" svg:y2="13.606cm" draw:start-shape="id1" draw:start-glue-point="0" draw:end-shape="id9" draw:end-glue-point="0" svg:d="M11030 13750c0-1749-2111-1677-2111-144">
          <text:p/>
        </draw:connector>
        <draw:connector draw:style-name="gr58" draw:text-style-name="P1" draw:layer="networking" draw:type="curve" draw:line-skew="-0.264cm" svg:x1="11.03cm" svg:y1="13.75cm" svg:x2="9.897cm" svg:y2="13.68cm" draw:start-shape="id1" draw:start-glue-point="0" draw:end-shape="id10" draw:end-glue-point="0" svg:d="M11030 13750c0-1252-1133-1217-1133-70">
          <text:p/>
        </draw:connector>
        <draw:connector draw:style-name="gr59" draw:text-style-name="P39" draw:layer="HDMI" draw:line-skew="-0.188cm" svg:x1="7.931cm" svg:y1="13.74cm" svg:x2="5.856cm" svg:y2="18.374cm" draw:start-shape="id11" draw:start-glue-point="3" svg:d="M7931 13740h-1476v4634h-599">
          <text:p text:style-name="P1"><text:span text:style-name="T27">15m</text:span></text:p>
        </draw:connector>
        <draw:connector draw:style-name="gr60" draw:text-style-name="P35" draw:layer="HDMI" draw:line-skew="-0.3cm" svg:x1="9.014cm" svg:y1="13.714cm" svg:x2="6.052cm" svg:y2="16.382cm" draw:start-shape="id9" draw:start-glue-point="1" draw:end-shape="id12" draw:end-glue-point="2" svg:d="M9014 13714h201v2668h-3163">
          <text:p text:style-name="P1"><text:span text:style-name="T16">10m</text:span></text:p>
        </draw:connector>
        <draw:connector draw:style-name="gr61" draw:text-style-name="P40" draw:layer="HDMI" draw:line-skew="0cm 0.286cm" svg:x1="8.919cm" svg:y1="13.822cm" svg:x2="3.5cm" svg:y2="8.55cm" draw:start-shape="id9" draw:start-glue-point="2" draw:end-shape="id13" draw:end-glue-point="3" svg:d="M8919 13822v501h-5633v-5773h214">
          <text:p text:style-name="P1"><text:span text:style-name="T23">20m</text:span></text:p>
        </draw:connector>
        <draw:connector draw:style-name="gr62" draw:text-style-name="P33" draw:layer="networking" draw:type="curve" draw:line-skew="0.261cm" svg:x1="11.12cm" svg:y1="13.828cm" svg:x2="12.4cm" svg:y2="13.208cm" draw:start-shape="id1" draw:start-glue-point="1" draw:end-shape="id14" draw:end-glue-point="1" svg:d="M11120 13828c3063 0 2423-620 1280-620">
          <text:p text:style-name="P32"><text:span text:style-name="T16">10m</text:span></text:p>
        </draw:connector>
        <draw:connector draw:style-name="gr63" draw:text-style-name="P41" draw:layer="HDMI" svg:x1="12.5cm" svg:y1="13.664cm" svg:x2="3.5cm" svg:y2="9.55cm" draw:start-shape="id15" draw:start-glue-point="3" draw:end-shape="id16" draw:end-glue-point="3" svg:d="M12500 13664h-9500v-4114h500">
          <text:p text:style-name="P1"><text:span text:style-name="T28">35m</text:span></text:p>
        </draw:connector>
        <draw:connector draw:style-name="gr62" draw:text-style-name="P33" draw:layer="networking" draw:type="curve" draw:line-skew="-0.279cm" svg:x1="11.12cm" svg:y1="13.828cm" svg:x2="12.514cm" svg:y2="17.329cm" draw:start-shape="id1" draw:start-glue-point="1" draw:end-shape="id17" draw:end-glue-point="1" svg:d="M11120 13828c2424 0 1727 3501 1394 3501">
          <text:p text:style-name="P32"><text:span text:style-name="T16">10m10m</text:span></text:p>
        </draw:connector>
        <draw:frame draw:style-name="gr64" draw:text-style-name="P11" draw:layer="Platforms" svg:width="1.5cm" svg:height="0.667cm" svg:x="8.151cm" svg:y="8.691cm">
          <draw:text-box>
            <text:p text:style-name="P9"><text:span text:style-name="T5">Chalk</text:span></text:p>
          </draw:text-box>
        </draw:frame>
        <draw:frame draw:style-name="gr64" draw:text-style-name="P11" draw:layer="Platforms" svg:width="1.5cm" svg:height="0.667cm" svg:x="13.355cm" svg:y="8.691cm">
          <draw:text-box>
            <text:p text:style-name="P9"><text:span text:style-name="T5">Chalk</text:span></text:p>
          </draw:text-box>
        </draw:frame>
        <draw:g>
          <draw:path draw:style-name="gr5" draw:text-style-name="P3" draw:layer="Platforms" svg:width="0.147cm" svg:height="0.13cm" svg:x="9.612cm" svg:y="8.958cm" svg:viewBox="0 0 148 131" svg:d="M0 65c1 11 4 20 10 29 6 12 15 20 27 27s23 10 37 10c13 0 25-3 37-10s21-15 27-27c6-9 9-18 10-29-1-11-4-19-10-28-6-12-15-20-27-27s-24-10-38-10c-13 0-24 3-36 10s-21 15-27 27c-6 9-9 17-10 28z">
            <text:p/>
          </draw:path>
          <draw:path draw:style-name="gr4" draw:text-style-name="P3" draw:layer="Platforms" svg:width="0.147cm" svg:height="0.133cm" svg:x="9.612cm" svg:y="8.958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  <text:p/>
          </draw:path>
        </draw:g>
        <draw:path draw:style-name="gr5" draw:text-style-name="P3" draw:layer="Platforms" svg:width="0.147cm" svg:height="0.13cm" svg:x="14.771cm" svg:y="8.958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g>
          <draw:path draw:style-name="gr4" draw:text-style-name="P3" draw:layer="Platforms" svg:width="0.148cm" svg:height="0.134cm" svg:x="14.771cm" svg:y="8.957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g>
          <draw:g>
            <draw:path draw:style-name="gr5" draw:text-style-name="P3" draw:layer="Platforms" svg:width="0.261cm" svg:height="0.298cm" draw:transform="rotate (-1.57969750598096) translate (4.38325462476179cm 12.0213496707881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3" draw:layer="Platforms" svg:width="0.261cm" svg:height="0.298cm" draw:transform="rotate (-1.57969750598096) translate (4.38325462476179cm 12.0213496707881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>
            <draw:path draw:style-name="gr5" draw:text-style-name="P3" draw:layer="Platforms" svg:width="0.261cm" svg:height="0.298cm" draw:transform="rotate (-1.57969750598096) translate (4.38068221794665cm 12.310338221985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3" draw:layer="Platforms" svg:width="0.261cm" svg:height="0.298cm" draw:transform="rotate (-1.57969750598096) translate (4.38068221794665cm 12.310338221985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>
            <draw:path draw:style-name="gr5" draw:text-style-name="P3" draw:layer="Platforms" svg:width="0.261cm" svg:height="0.298cm" draw:transform="rotate (-1.57969750598096) translate (4.37790508671369cm 12.622325862032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3" draw:layer="Platforms" svg:width="0.261cm" svg:height="0.298cm" draw:transform="rotate (-1.57969750598096) translate (4.37790508671369cm 12.622325862032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>
            <draw:path draw:style-name="gr5" draw:text-style-name="P3" draw:layer="Platforms" svg:width="0.261cm" svg:height="0.298cm" draw:transform="rotate (-1.57969750598096) translate (4.37506564804922cm 12.941313224773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3" draw:layer="Platforms" svg:width="0.261cm" svg:height="0.298cm" draw:transform="rotate (-1.57969750598096) translate (4.37506564804922cm 12.941313224773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</draw:g>
        <draw:line draw:style-name="gr28" draw:text-style-name="P1" draw:layer="Platforms" svg:x1="4.135cm" svg:y1="13.307cm" svg:x2="6.2cm" svg:y2="13.3cm">
          <text:p/>
        </draw:line>
        <draw:path draw:style-name="gr5" draw:text-style-name="P3" draw:layer="Platforms" svg:width="0.337cm" svg:height="0.339cm" svg:x="16.008cm" svg:y="13.629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3" draw:layer="Platforms" svg:width="0.337cm" svg:height="0.339cm" svg:x="16.008cm" svg:y="13.629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3" draw:layer="Platforms" svg:width="0.337cm" svg:height="0.339cm" svg:x="15.733cm" svg:y="13.361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3" draw:layer="Platforms" svg:width="0.337cm" svg:height="0.339cm" svg:x="15.733cm" svg:y="13.361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3" draw:layer="Platforms" svg:width="0.337cm" svg:height="0.339cm" svg:x="15.458cm" svg:y="13.093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3" draw:layer="Platforms" svg:width="0.337cm" svg:height="0.339cm" svg:x="15.458cm" svg:y="13.093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3" draw:layer="Platforms" svg:width="0.337cm" svg:height="0.339cm" svg:x="16.283cm" svg:y="13.898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3" draw:layer="Platforms" svg:width="0.337cm" svg:height="0.339cm" svg:x="16.283cm" svg:y="13.898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g>
          <draw:path draw:style-name="gr5" draw:text-style-name="P3" draw:layer="Platforms" svg:width="0.309cm" svg:height="0.284cm" svg:x="15.261cm" svg:y="19.564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5.261cm" svg:y="19.564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5.332cm" svg:y="19.186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5.332cm" svg:y="19.186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5.402cm" svg:y="18.809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5.402cm" svg:y="18.809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5.05cm" svg:y="20.696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5.05cm" svg:y="20.696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5.121cm" svg:y="20.319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5.121cm" svg:y="20.319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5.191cm" svg:y="19.941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5.191cm" svg:y="19.941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4.909cm" svg:y="21.451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4.909cm" svg:y="21.451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309cm" svg:height="0.284cm" svg:x="14.98cm" svg:y="21.074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4" draw:text-style-name="P3" draw:layer="Platforms" svg:width="0.309cm" svg:height="0.284cm" svg:x="14.98cm" svg:y="21.074cm" svg:viewBox="0 0 310 285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>
          <draw:path draw:style-name="gr5" draw:text-style-name="P3" draw:layer="Platforms" svg:width="0.261cm" svg:height="0.298cm" svg:x="6.67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3" draw:layer="Platforms" svg:width="0.261cm" svg:height="0.298cm" svg:x="6.67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3" draw:layer="Platforms" svg:width="0.261cm" svg:height="0.298cm" svg:x="6.292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3" draw:layer="Platforms" svg:width="0.261cm" svg:height="0.298cm" svg:x="6.292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3" draw:layer="Platforms" svg:width="0.261cm" svg:height="0.298cm" svg:x="5.908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3" draw:layer="Platforms" svg:width="0.261cm" svg:height="0.298cm" svg:x="5.908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3" draw:layer="Platforms" svg:width="0.261cm" svg:height="0.298cm" svg:x="7.0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3" draw:layer="Platforms" svg:width="0.261cm" svg:height="0.298cm" svg:x="7.0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connector draw:style-name="gr54" draw:text-style-name="P36" draw:layer="HDMI" draw:type="curve" svg:x1="12cm" svg:y1="13.664cm" svg:x2="12.5cm" svg:y2="13.664cm" draw:start-shape="id18" draw:start-glue-point="3" draw:end-shape="id15" draw:end-glue-point="3" svg:d="M12000 13664h500">
          <text:p text:style-name="P1"><text:span text:style-name="T24">5m</text:span></text:p>
        </draw:connector>
        <draw:g xml:id="id2" draw:id="id2">
          <draw:path draw:style-name="gr5" draw:text-style-name="P3" draw:layer="layout" svg:width="0.238cm" svg:height="0.189cm" svg:x="10.385cm" svg:y="18.269cm" svg:viewBox="0 0 239 190" svg:d="M56 1l66 20-2 149-66 20c-3-33-3-61-3-94 0-34 2-62 5-95zM122 21l111 2c5 26 6 48 6 74 0 27-3 49-8 75l-111-2zM8 0l48 1c-3 33-5 61-5 95 0 33 0 61 3 94l-48-1c-5-33-6-61-6-94 0-34 3-62 8-95z">
            <text:p/>
          </draw:path>
          <draw:path draw:style-name="gr4" draw:text-style-name="P3" draw:layer="layout" svg:width="0.238cm" svg:height="0.189cm" svg:x="10.385cm" svg:y="18.269cm" svg:viewBox="0 0 239 190" svg:d="M56 1l66 20-2 149-66 20c-3-33-3-61-3-94 0-34 2-62 5-95zM122 21l111 2c5 26 6 48 6 74 0 27-3 49-8 75l-111-2zM8 0l48 1c-3 33-5 61-5 95 0 33 0 61 3 94l-48-1c-5-33-6-61-6-94 0-34 3-62 8-95z">
            <text:p/>
          </draw:path>
        </draw:g>
        <draw:custom-shape draw:style-name="gr18" draw:text-style-name="P6" xml:id="id19" draw:id="id19" draw:layer="layout" svg:width="0.369cm" svg:height="0.051cm" draw:transform="skewX (-0.373674992851915) translate (8.267cm 13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37" draw:layer="HDMI" draw:type="curve" draw:line-skew="0.369cm" svg:x1="8.451cm" svg:y1="13.804cm" svg:x2="8.025cm" svg:y2="13.632cm" draw:start-shape="id19" draw:start-glue-point="0" draw:end-shape="id11" svg:d="M8451 13804c0-456-426-370-426-172">
          <text:p text:style-name="P1"><text:span text:style-name="T25">3m</text:span></text:p>
        </draw:connector>
        <draw:g>
          <draw:polygon draw:style-name="gr5" draw:text-style-name="P3" draw:layer="layout" svg:width="1.248cm" svg:height="1.216cm" svg:x="14.968cm" svg:y="13.433cm" svg:viewBox="0 0 1249 1217" draw:points="907,1217 1249,854 343,0 0,364">
            <text:p/>
          </draw:polygon>
          <draw:polygon draw:style-name="gr4" draw:text-style-name="P3" draw:layer="layout" svg:width="1.248cm" svg:height="1.216cm" svg:x="14.968cm" svg:y="13.433cm" svg:viewBox="0 0 1249 1217" draw:points="907,1217 1249,854 343,0 0,364">
            <text:p/>
          </draw:polygon>
        </draw:g>
        <draw:custom-shape draw:style-name="gr18" draw:text-style-name="P6" draw:layer="layout" svg:width="2cm" svg:height="0.099cm" draw:transform="rotate (-1.56887646461859) translate (5.563cm 17.3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42" draw:layer="layout" svg:width="1.594cm" svg:height="0.914cm" svg:x="13.906cm" svg:y="13.8cm">
          <draw:text-box>
            <text:p text:style-name="P24"><text:span text:style-name="T29">Medical Desk</text:span></text:p>
          </draw:text-box>
        </draw:frame>
        <draw:frame draw:style-name="gr19" draw:text-style-name="P11" draw:layer="layout" svg:width="1.5cm" svg:height="0.666cm" svg:x="10.551cm" svg:y="8.693cm">
          <draw:text-box>
            <text:p text:style-name="P9"><text:span text:style-name="T5">Chalk</text:span></text:p>
          </draw:text-box>
        </draw:frame>
        <draw:g>
          <draw:path draw:style-name="gr5" draw:text-style-name="P3" draw:layer="layout" svg:width="0.147cm" svg:height="0.13cm" svg:x="12.012cm" svg:y="8.958cm" svg:viewBox="0 0 148 131" svg:d="M0 65c1 11 4 20 10 29 6 12 15 20 27 27s23 10 37 10c13 0 25-3 37-10s21-15 27-27c6-9 9-18 10-29-1-11-4-19-10-28-6-12-15-20-27-27s-24-10-38-10c-13 0-24 3-36 10s-21 15-27 27c-6 9-9 17-10 28z">
            <text:p/>
          </draw:path>
          <draw:path draw:style-name="gr4" draw:text-style-name="P3" draw:layer="layout" svg:width="0.147cm" svg:height="0.133cm" svg:x="12.012cm" svg:y="8.958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  <text:p/>
          </draw:path>
        </draw:g>
        <draw:g>
          <draw:polygon draw:style-name="gr5" draw:text-style-name="P3" draw:layer="layout" svg:width="1.248cm" svg:height="1.216cm" svg:x="14.968cm" svg:y="13.434cm" svg:viewBox="0 0 1249 1217" draw:points="907,1217 1249,854 343,0 0,364">
            <text:p/>
          </draw:polygon>
          <draw:polygon draw:style-name="gr4" draw:text-style-name="P3" draw:layer="layout" svg:width="1.248cm" svg:height="1.216cm" svg:x="14.968cm" svg:y="13.434cm" svg:viewBox="0 0 1249 1217" draw:points="907,1217 1249,854 343,0 0,364">
            <text:p/>
          </draw:polygon>
        </draw:g>
        <draw:g>
          <draw:polygon draw:style-name="gr5" draw:text-style-name="P3" draw:layer="layout" svg:width="0.506cm" svg:height="0.399cm" svg:x="4.193cm" svg:y="9.9cm" svg:viewBox="0 0 507 400" draw:points="0,400 507,400 507,0 0,0">
            <text:p/>
          </draw:polygon>
          <draw:polygon draw:style-name="gr4" draw:text-style-name="P3" draw:layer="layout" svg:width="0.506cm" svg:height="0.399cm" svg:x="4.193cm" svg:y="9.9cm" svg:viewBox="0 0 507 400" draw:points="0,400 507,400 507,0 0,0">
            <text:p/>
          </draw:polygon>
        </draw:g>
        <draw:custom-shape draw:style-name="gr18" draw:text-style-name="P6" draw:layer="layout" svg:width="0.399cm" svg:height="0.051cm" draw:transform="skewX (-0.373674992851915) rotate (-3.1391491926376) translate (4.992cm 9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4cm" svg:height="0.051cm" draw:transform="skewX (-0.373674992851915) rotate (-2.74906810481694) translate (4.592cm 9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measurelines" svg:width="0.369cm" svg:height="0.051cm" draw:transform="skewX (-0.373674992851915) rotate (0.821875544763975) translate (10.374cm 20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26" draw:layer="Max Computers" svg:width="1.46cm" svg:height="0.613cm" svg:x="4.14cm" svg:y="8.301cm">
          <draw:text-box>
            <text:p text:style-name="P4"><text:span text:style-name="T17">Attempt</text:span></text:p>
          </draw:text-box>
        </draw:frame>
        <draw:g>
          <draw:g>
            <draw:path draw:style-name="gr5" draw:text-style-name="P3" draw:layer="Max Computers" svg:width="0.261cm" svg:height="0.298cm" svg:x="12.5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2.5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Max Computers" svg:width="0.261cm" svg:height="0.298cm" svg:x="12.1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2.1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g>
            <draw:path draw:style-name="gr5" draw:text-style-name="P3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Max Computers" svg:width="0.261cm" svg:height="0.298cm" svg:x="12.2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Max Computers" svg:width="0.261cm" svg:height="0.298cm" svg:x="12.2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path draw:style-name="gr5" draw:text-style-name="P3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3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g>
            <draw:path draw:style-name="gr5" draw:text-style-name="P3" draw:layer="layout" svg:width="0.261cm" svg:height="0.298cm" svg:x="13.745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13.745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>
            <draw:path draw:style-name="gr5" draw:text-style-name="P3" draw:layer="layout" svg:width="0.261cm" svg:height="0.298cm" svg:x="13.361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4" draw:text-style-name="P3" draw:layer="layout" svg:width="0.261cm" svg:height="0.298cm" svg:x="13.361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>
          <draw:polygon draw:style-name="gr5" draw:text-style-name="P3" draw:layer="layout" svg:width="0.899cm" svg:height="0.499cm" svg:x="13.228cm" svg:y="12.885cm" svg:viewBox="0 0 900 500" draw:points="900,500 900,1 0,0 0,500">
            <text:p/>
          </draw:polygon>
          <draw:polygon draw:style-name="gr4" draw:text-style-name="P3" draw:layer="layout" svg:width="0.899cm" svg:height="0.499cm" svg:x="13.228cm" svg:y="12.885cm" svg:viewBox="0 0 900 500" draw:points="900,500 900,1 0,0 0,500">
            <text:p/>
          </draw:polygon>
        </draw:g>
        <draw:frame draw:style-name="gr68" draw:text-style-name="P19" draw:layer="layout" svg:width="1.284cm" svg:height="0.559cm" svg:x="13.3cm" svg:y="13.441cm">
          <draw:text-box>
            <text:p><text:span text:style-name="T15">Sound</text:span><text:span text:style-name="T14"> </text:span></text:p>
            <text:p><text:span text:style-name="T14">Station</text:span></text:p>
          </draw:text-box>
        </draw:frame>
        <draw:g>
          <draw:path draw:style-name="gr5" draw:text-style-name="P3" draw:layer="layout" svg:width="0.236cm" svg:height="0.215cm" svg:x="13.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  <draw:path draw:style-name="gr4" draw:text-style-name="P3" draw:layer="layout" svg:width="0.236cm" svg:height="0.215cm" svg:x="13.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</draw:g>
        <draw:custom-shape draw:style-name="gr31" draw:text-style-name="P1" draw:layer="layout" svg:width="0.18cm" svg:height="0.156cm" svg:x="13.7cm" svg:y="13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1.543cm" svg:height="0.613cm" svg:x="4.2cm" svg:y="8.3cm">
          <draw:text-box>
            <text:p text:style-name="P15"><text:span text:style-name="T22">Attempt</text:span><text:span text:style-name="T8"> </text:span></text:p>
          </draw:text-box>
        </draw:frame>
        <draw:path draw:style-name="gr40" draw:text-style-name="P18" draw:layer="layout" svg:width="0.499cm" svg:height="0.499cm" svg:x="4.7cm" svg:y="13.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7"><text:span text:style-name="T9">A</text:span></text:p>
        </draw:path>
        <draw:custom-shape draw:style-name="gr17" draw:text-style-name="P6" draw:layer="layout" svg:width="0.501cm" svg:height="0.059cm" draw:transform="rotate (3.13618213290802) translate (5.175cm 13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0.501cm" svg:height="0.059cm" draw:transform="rotate (-1.56887646461859) translate (4.154cm 8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0" draw:text-style-name="P44" draw:layer="layout" svg:width="0.299cm" svg:height="0.366cm" draw:transform="rotate (-1.57079632679579) translate (5.29999999999996cm 10.0999999999999cm)" svg:viewBox="0 0 300 367" svg:d="M0 183c0-33 6-62 20-91 14-30 31-50 55-68 24-17 47-24 75-24s51 7 75 24c24 18 41 38 55 68 14 29 20 58 20 91 0 34-6 63-20 92s-31 50-55 67-47 25-75 25-51-8-75-25-41-38-55-67-20-58-20-92z">
            <text:p text:style-name="P43"><text:span text:style-name="T30">A</text:span></text:p>
          </draw:path>
          <draw:path draw:style-name="gr41" draw:text-style-name="P46" draw:layer="layout" svg:width="0.299cm" svg:height="0.366cm" draw:transform="rotate (-1.57079632679579) translate (4.93333333333329cm 10.0999999999999cm)" svg:viewBox="0 0 300 367" svg:d="M0 183c0-33 6-62 20-91 14-30 31-50 55-68 24-17 47-24 75-24s51 7 75 24c24 18 41 38 55 68 14 29 20 58 20 91 0 34-6 63-20 92s-31 50-55 67-47 25-75 25-51-8-75-25-41-38-55-67-20-58-20-92z">
            <text:p text:style-name="P45"><text:span text:style-name="T31">S</text:span></text:p>
          </draw:path>
          <draw:path draw:style-name="gr30" draw:text-style-name="P47" draw:layer="layout" svg:width="0.299cm" svg:height="0.366cm" draw:transform="rotate (-1.57079632679579) translate (4.56666666666661cm 10.0999999999999cm)" svg:viewBox="0 0 300 367" svg:d="M0 183c0-33 6-62 20-91 14-30 31-50 55-68 24-17 47-24 75-24s51 7 75 24c24 18 41 38 55 68 14 29 20 58 20 91 0 34-6 63-20 92s-31 50-55 67-47 25-75 25-51-8-75-25-41-38-55-67-20-58-20-92z">
            <text:p text:style-name="P43"><text:span text:style-name="T32">LV</text:span></text:p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latforms"/>
      <draw:layer draw:name="Max Computers"/>
      <draw:layer draw:name="With Display Replication"/>
      <draw:layer draw:name="networking"/>
      <draw:layer draw:name="Bottom"/>
      <draw:layer draw:name="HDMI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5-24T07:03:42.39</dc:date>
    <meta:generator>OpenOffice/4.1.14$Win32 OpenOffice.org_project/4114m1$Build-9811</meta:generator>
    <meta:editing-duration>P1DT11H23M39S</meta:editing-duration>
    <meta:editing-cycles>46</meta:editing-cycles>
    <meta:print-date>2023-05-17T17:33:07.995000000</meta:print-date>
    <dc:creator>Carlos Mora</dc:creator>
    <meta:document-statistic meta:object-count="429"/>
  </office:meta>
</office:document-meta>
</file>